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44cm"/>
    </style:style>
    <style:style style:name="co2" style:family="table-column">
      <style:table-column-properties fo:break-before="auto" style:column-width="14.38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POLOGIA</text:p>
          </table:table-cell>
          <table:table-cell office:value-type="string" calcext:value-type="string">
            <text:p>ARGOMENT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PAGINA</text:p>
          </table:table-cell>
          <table:table-cell office:value-type="string" calcext:value-type="string">
            <text:p>SIGLA</text:p>
          </table:table-cell>
        </table:table-row>
        <table:table-row table:style-name="ro1">
          <table:table-cell office:value-type="string" calcext:value-type="string">
            <text:p>128 DA ZERO</text:p>
          </table:table-cell>
          <table:table-cell office:value-type="string" calcext:value-type="string">
            <text:p>40/80 colonne swap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128 DA ZERO</text:p>
          </table:table-cell>
          <table:table-cell office:value-type="string" calcext:value-type="string">
            <text:p>8563: Ultimo atto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9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128 DA ZERO</text:p>
          </table:table-cell>
          <table:table-cell office:value-type="string" calcext:value-type="string">
            <text:p>Banking da Linguaggio Macchina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173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128 DA ZERO</text:p>
          </table:table-cell>
          <table:table-cell office:value-type="string" calcext:value-type="string">
            <text:p>Commodore 128: problemi di monitor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128 DA ZERO</text:p>
          </table:table-cell>
          <table:table-cell office:value-type="string" calcext:value-type="string">
            <text:p>Memory management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143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128 DA ZERO</text:p>
          </table:table-cell>
          <table:table-cell office:value-type="string" calcext:value-type="string">
            <text:p>MMU: Scottanti rivelazioni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128 DA ZERO</text:p>
          </table:table-cell>
          <table:table-cell office:value-type="string" calcext:value-type="string">
            <text:p>Orologi, Pixel, Kernel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95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128 DA ZERO</text:p>
          </table:table-cell>
          <table:table-cell office:value-type="string" calcext:value-type="string">
            <text:p>Video Display Controller 8563 (1)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128 DA ZERO</text:p>
          </table:table-cell>
          <table:table-cell office:value-type="string" calcext:value-type="string">
            <text:p>Video Display Controller 8563 (2)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14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LGORITMI</text:p>
          </table:table-cell>
          <table:table-cell office:value-type="string" calcext:value-type="string">
            <text:p>Ancora sui prestiti e gli interessi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ALGORITMI</text:p>
          </table:table-cell>
          <table:table-cell office:value-type="string" calcext:value-type="string">
            <text:p>Checksum e simboli di controllo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6</text:p>
          </table:table-cell>
          <table:table-cell/>
        </table:table-row>
        <table:table-row table:style-name="ro1">
          <table:table-cell office:value-type="string" calcext:value-type="string">
            <text:p>ALGORITMI</text:p>
          </table:table-cell>
          <table:table-cell office:value-type="string" calcext:value-type="string">
            <text:p>Facciamo i conti... con le date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66</text:p>
          </table:table-cell>
          <table:table-cell/>
        </table:table-row>
        <table:table-row table:style-name="ro1">
          <table:table-cell office:value-type="string" calcext:value-type="string">
            <text:p>ALGORITMI</text:p>
          </table:table-cell>
          <table:table-cell office:value-type="string" calcext:value-type="string">
            <text:p>Il calcolo dei coefficienti binomiali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52</text:p>
          </table:table-cell>
          <table:table-cell/>
        </table:table-row>
        <table:table-row table:style-name="ro1">
          <table:table-cell office:value-type="string" calcext:value-type="string">
            <text:p>ALGORITMI</text:p>
          </table:table-cell>
          <table:table-cell office:value-type="string" calcext:value-type="string">
            <text:p>Interessi e banche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57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ALGORITMI</text:p>
          </table:table-cell>
          <table:table-cell office:value-type="string" calcext:value-type="string">
            <text:p>Numeri di Fibonacci e di Lucas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CT</text:p>
          </table:table-cell>
        </table:table-row>
        <table:table-row table:style-name="ro1">
          <table:table-cell office:value-type="string" calcext:value-type="string">
            <text:p>ALGORITMI</text:p>
          </table:table-cell>
          <table:table-cell office:value-type="string" calcext:value-type="string">
            <text:p>Ricerca in una tabella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62</text:p>
          </table:table-cell>
          <table:table-cell/>
        </table:table-row>
        <table:table-row table:style-name="ro1">
          <table:table-cell office:value-type="string" calcext:value-type="string">
            <text:p>ALGORITMI</text:p>
          </table:table-cell>
          <table:table-cell office:value-type="string" calcext:value-type="string">
            <text:p>Un po' di statistica e di calcolo finanziario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3-Demon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DPmttb 2.0 (4)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DPmttb 2.0: Multitasking Toolbox per Amiga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DPnetwork: concludendo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DPnetwork: Low-level autoconfig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DPnetwork: Net-Handler &amp; Net-Server (1)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MC, 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DPnetwork: Net-Handler &amp; Net-Server (2)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MC, 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DPnetwork: Net-Handler &amp; Net-Server (3)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MC, 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DPnetwork, Net-Handler &amp; Net-Server (4)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MC, 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DPnetwork: Net-Handler &amp; Net-Server (5)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MC, 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DPnetwork: una rete per Amiga (1)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DPnetwork: una rete per Amiga (2)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egis Draw 2000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egis Draw Plus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egis SoundMaster + AudioMaster IV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83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-Back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-Back Tools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316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Areex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Basic: I comandi grafici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Basic: Menu e interrupt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43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Basic: Subroutine e parametri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Basic: Trattamento file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Census '93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48</text:p>
          </table:table-cell>
          <table:table-cell office:value-type="string" calcext:value-type="string">
            <text:p>IACU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DOS 2.0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6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effetti video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58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X: esplosioni realistiche in 3D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64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familiarizzazione con Image 3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54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X: il Clip Mapping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64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il morphing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310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il movimento e l'animazione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56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il trattamento delle immagini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44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Image Processing creativo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42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la luce nelle immagini sintetiche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la natura frattale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78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l'animazione in tempo reale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322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la parcellizzazione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39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la simulazione della realtà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X: Ombre in modo Scanline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sigle in computer graphics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88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terraforming, un progetto completo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66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trarre il meglio da Image 2.9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trucchi, bug, segreti di Image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42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F/X: un semplice progetto completo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48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HiFi?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09</text:p>
          </table:table-cell>
          <table:table-cell office:value-type="string" calcext:value-type="string">
            <text:p>MDC, LG, G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Landscape Parade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32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llery arte e computer Amiga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llery arte e computer Amiga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MM, CG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llery arte e computer Amiga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MM, MT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llery arte e computer Amiga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77</text:p>
          </table:table-cell>
          <table:table-cell office:value-type="string" calcext:value-type="string">
            <text:p>MM, ALD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llery arte e computer Amiga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89</text:p>
          </table:table-cell>
          <table:table-cell office:value-type="string" calcext:value-type="string">
            <text:p>MM, 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llery arte e computer Amiga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MM, CM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Media: il Sistema Integrato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Media: Scenery Animator e Audition 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Music: Deluxe Music Construction Set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09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News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News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33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News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85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OS v.3.1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54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Scala Multimedia MM211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16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Sidecar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SoftNews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89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ga Story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miNET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6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nim: applicazioni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nimation Station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4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NIM in LoRes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NIM: metodi applicativi e tecniche di produzione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 proposito di Amiga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eex (10)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89</text:p>
          </table:table-cell>
          <table:table-cell office:value-type="string" calcext:value-type="string">
            <text:p>CM, 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eex (11)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59</text:p>
          </table:table-cell>
          <table:table-cell office:value-type="string" calcext:value-type="string">
            <text:p>CM, 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eex (12)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44</text:p>
          </table:table-cell>
          <table:table-cell office:value-type="string" calcext:value-type="string">
            <text:p>CM, 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eex (13)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38</text:p>
          </table:table-cell>
          <table:table-cell office:value-type="string" calcext:value-type="string">
            <text:p>AS, CM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exx (1)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exx (3)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AS, MC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exx (4)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AS, MC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exx (5)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47</text:p>
          </table:table-cell>
          <table:table-cell office:value-type="string" calcext:value-type="string">
            <text:p>AS, MC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exx (6)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AS, MC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exx (7)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AS, MC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exx (8)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AS, MC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exx (9)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AS, MC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t Department Pro &amp; Conversion Pack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48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t Department Prof.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13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rt Expression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70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SDG TruePrint/24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44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ssembler 68000 (1)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ssembler 68000 (2)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45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ssembler 68000 (3)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80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ssembler 68000 (4)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64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ttenti ai virus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Auto C.L.I.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131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Babylon 5: a Hollywood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70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B... come Blitter (1)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31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B... come Blitter (2)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B... come Blitter (3)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Bioritmi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aligari Consumer &amp; Co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AO 3D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RSA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D-Remix 2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DTV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5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DTV Cinemabilia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32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DTV Heroic Age of the Spaceflight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2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DTV Interactive Multimedia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8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DTV novità per l'Interactive Multimedia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7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Dx-650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68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loanto C1-Text V3.0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loanto C1-Text. WP d'Italia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loanto HTX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loanto Personal Font Maker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6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loanto Personal Paint 2.1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7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ommand file &amp; Argument template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09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ommand Line Interface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117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omunicare ed archiviare: tutto facile con il soft. PD.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onversione di File Grafici ovvero... da 2D a 3D: come, quando, perché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CygnusEd Professional 3.5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e Luxe Amiga Construction Set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eluxe Paint II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eLuxe Paint IV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eLuxe Photolab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eLuxe Productions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MN, 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eLuxe Video III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eskTop Publishing a 24 aghi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71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esk Top Video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evices and logical devices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igiview, il digitalizzatore video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07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istant Sun 4.1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3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Paint III: il nuovo standard di ANIMazione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Paint IV: training all'ANIMazione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73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Paint IV: training all'ANIMazione (2)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65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raw 4D-Pro, HyperBook, The Director 2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TV: Aegis Animator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DTV e DTP idee e punti di contatto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Easyl Graphic Tablet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Emplant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64</text:p>
          </table:table-cell>
          <table:table-cell office:value-type="string" calcext:value-type="string">
            <text:p>IACU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Excellence!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F15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45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Future sound, digitalizzatore audio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37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Genlock Hama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5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Gestione lista programmi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Grafica di interni ed operazione modulo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7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Grafica Interlace: HAM o 32 colori?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Graphicraft vs Deluxe Paint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125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Graphics Parade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Grolier su CDTV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3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Guru meditation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ADP, G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GVP A3001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M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GVP Spectrum EGS 28/24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34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Hand Scanner Golden Image JS-105-1M + Touch-Up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35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Hard-Amiga. Amiga 500...HiFi?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55</text:p>
          </table:table-cell>
          <table:table-cell office:value-type="string" calcext:value-type="string">
            <text:p>MGI, FPU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Hard-Amiga: Complex Interface Adapter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MDC, LG, G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Hard-Amiga: digitaliziamo l'audio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Hard-Amiga: drive esterno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Hard-Amiga - Pilotiamo trenini e scambi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AMA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Hard Amiga scheda input 24 linee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AMA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Hard Amiga scheda Out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AMA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Hurricane: un acceleratore per Amiga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BR, 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ICD AdSpeed/AIDE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I Font: loro uso e abuso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Il prodotto Multimediale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5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Il progetto Grolier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8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Il punto sul Desk Top Publishing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Il Software Public Domain per Amiga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27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Image F/X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64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Image Master 1.5 r/t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80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IntroCAD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I plus del Sistema Personale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7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Kicstart 1.3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La componente audio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6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La macchina del tempo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107</text:p>
          </table:table-cell>
          <table:table-cell office:value-type="string" calcext:value-type="string">
            <text:p>FMC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L'AmigaBasic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La release 1.2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15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L'Editor ED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Le espansione del 200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Life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67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LoRes &amp; HiRes. i campi applicativi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Lo scrigno del software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Magic Lantern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56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Materiale didattico per CDTV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6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Math Pack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67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Morphing...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52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MusicAmiga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Nec Pinwriter CP6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News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Newtronic Gemlock Microgen Plus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Nexus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64</text:p>
          </table:table-cell>
          <table:table-cell office:value-type="string" calcext:value-type="string">
            <text:p>MN, 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Novità, novità ovvero: CrossDOS+, ProWrite 3.3, OI Image 3.0, Cinemorph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32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OS Release 2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78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ageSetter - DeskTop Publishing per Amiga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aula &amp; il Marchingegno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MDC, LG, G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ersonal Fonts Maker, Media Show, Video Director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hotoWorX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58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icasso II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36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I Image 4.5 Extension Kit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8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ixel 3D 2.0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6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olaroid Palette per Amiga-News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eference 1.3 (ed altri segreti)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eference 1.3 e dintorni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eferences 2.0 e dintorni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imi passi nel mondo CD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3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CONTROL 1.0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54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1)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53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10)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77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11)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79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12)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13)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14)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15)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MC, 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16)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17)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31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18)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19)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2)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20)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21)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22)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23)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24)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25)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26)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28)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66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29)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3)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30)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31)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32)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33)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34)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53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35)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36)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37)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99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38)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68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39)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49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4)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40)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43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40)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95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41)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78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42)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79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43)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74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44)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84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5)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87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6)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7)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8)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are in C su Amiga (9)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iamo videogiochi (1)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iamo videogiochi (2)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iamo videogiochi (3)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84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iamo videogiochi (3)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iamo videogiochi (4)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60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grammi per la creazione di video-didattici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posta per un sistema personale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61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roTitler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Quando il Kickstart si fa in tre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74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Real 3D 2.0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24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Riepilogo dei comandi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SAS C++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62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Saxon Publisher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Scala Presentation Program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Sharp Color Scanner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37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Soft Parade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17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Sperimentazione multimediale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31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SuperBase-News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SuperJAM!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31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accuino: notizie, appunti e contrappunti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75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astiere d'Italia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ADP, BR, 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astiere d'Italia: atto secondo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he 64 Emulator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53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he Illustrated Holy Bible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2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rapFax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74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re pezzi facili... B.A.D, Directory Opus, Image Finder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6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re schede per il 2000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-Rexx Professional 2.0.1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58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urbo Silver &amp; Co.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urbo Text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52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utta la grafica di Amiga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V Paint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42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TV* Text e TV* Show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Un DataBase per Amiga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Un Spreadsheet per Amiga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Un Word Processor per Amiga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Utili utility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VideoDAC 18: una cascata di colori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7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Video-libri: tecniche e metodi di realizzazione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VideoMaster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Videon: tutti i colori del mondo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Videoscape 3D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Walt Disney Production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Word Processor: l'evoluzione della specie (1)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Word Processor: l'evoluzione della specie (2)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Workbench 1.3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Workbench 2.1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63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WShell 2.0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X-Titler Pro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52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MIGA &amp; MULTIMEDIA</text:p>
          </table:table-cell>
          <table:table-cell office:value-type="string" calcext:value-type="string">
            <text:p>Aminet Amiga CD-ROM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65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 &amp; MULTIMEDIA</text:p>
          </table:table-cell>
          <table:table-cell office:value-type="string" calcext:value-type="string">
            <text:p>CDTV e CD32 cinque lingue e cento...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7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 &amp; MULTIMEDIA</text:p>
          </table:table-cell>
          <table:table-cell office:value-type="string" calcext:value-type="string">
            <text:p>Enciclopedia Elettronica Multimediale Grolier '93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5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 &amp; MULTIMEDIA</text:p>
          </table:table-cell>
          <table:table-cell office:value-type="string" calcext:value-type="string">
            <text:p>Giochi sotto l'albero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7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 &amp; MULTIMEDIA</text:p>
          </table:table-cell>
          <table:table-cell office:value-type="string" calcext:value-type="string">
            <text:p>Grolier ed Agenzia ANSA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6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 &amp; MULTIMEDIA</text:p>
          </table:table-cell>
          <table:table-cell office:value-type="string" calcext:value-type="string">
            <text:p>Il referendum CDTV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4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 &amp; MULTIMEDIA</text:p>
          </table:table-cell>
          <table:table-cell office:value-type="string" calcext:value-type="string">
            <text:p>Sogni di mezz'estate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5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 &amp; MULTIMEDIA</text:p>
          </table:table-cell>
          <table:table-cell office:value-type="string" calcext:value-type="string">
            <text:p>Titoli da fruire e produrre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6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MIGA &amp; MULTIMEDIA</text:p>
          </table:table-cell>
          <table:table-cell office:value-type="string" calcext:value-type="string">
            <text:p>Titoli multimediali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8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crobat e Photoshop 2.5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dobe Acrobat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dobe Illustrator 4.0 Windows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dobe Illustrator 5.0 Mac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dobe Photoshop 3.0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ldus FreeHand 2.0 e Persuasion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ldus PageMaker 4.0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ldus Persuasion 2.1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miga 3000: presentato ufficialmente al Sicob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77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miga importanti novità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MSTRAD PenPad PDA 600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pple Duo Dock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pple LaserWriter LS e StyleWriter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pple Macintosh Portable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MM, 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pple PowerBook 165c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pple QuickTake 100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pple System 7.0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shton Tate dBase IV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utodesk AutoCAD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Autodesk AutoCAD 10 in italiano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Benvenuto, HAL 9000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Borlan dBase IV 2.0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Borland C++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Borland Paradox 5 Windows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Borland Quattro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Borland Quattro Pro 4.0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Borland Quattro Professianal Spreadsheet Publisher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Borland Quattro Pro per Windows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Borland Turbo Pascal 7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alcolatore scientifico Hewlett Packard 48SX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anon BJC-880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laris Impact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larisWorks 3.0 Win e Mac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laris Works Windows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ompaq LTE 386s/20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ompaq LTE e LTE/286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ompaq LTE Lite/20/25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ompaq LTE Lite 25e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ompaq presenta Contura e ProLinea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orelDRAW 4.0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orelDraw! 5.0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orel Ventura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CPS PC-Tools Windows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dBase per Windows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Dell 325NC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Digital DECpc AXP 150 Alpha PC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Digital Research 5.0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31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Disitaco Starter XT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Epson: PC-AX3s Portable, Scanner GT-6000, Disk drive SMD-1040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Epson Stylus Color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European Conference &amp; Exposition on Multimedia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Excel 3 per Mac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Fora LP-286L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Fujitsu personal systems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21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Hewlett Packard 100 LX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Hewlett Packard LaserJet IIP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Hewlett Packard OmniBook 300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Hewlett Packard prodotti di rete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3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Hewlett Packard workstastion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15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HP-150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HP-75C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HP-B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IBM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IBM OS/2 2.1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IBM portatile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13</text:p>
          </table:table-cell>
          <table:table-cell office:value-type="string" calcext:value-type="string">
            <text:p>FF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IBM PSP: OS/2 per Windows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IBM ThinkPad 360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InMOS T9000 Transputer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Intel 486DX2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I nuovi Macintosh AV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I nuovi PowerBook 500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Logitech MouseMan e TrackMan II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Logitech Sound Wave e TrackMan Voyager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Logitech TrackMan Portable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Lotus 1-2-3 4.0 Windows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Lotus 1 -2-3 rel 3. non solo la terza dimensione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Lotus 1-2-3 Vers. 5 e Approch 3.0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Lotus Improv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Lotus Improv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Lotus Macintosh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acintosh Performa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icrosoft Access 2.0, Project 4.0 &amp; PowerPoint 4.0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icrosoft BallPoint Mouse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icrosoft Excel 3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icrosoft Excel e PowerPoint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icrosoft Publisher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icrosoft SoundSystem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icrosoft Windows 3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icrosoft Windows NT e NeXTSTEP 3.1 per Intel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icrosoft WinWord 6 e Excel 5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icrosoft Word 5.5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icrosoft Word 6.0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icrosoft Word per Windows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ontage FR2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otorola 68040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otorola 68060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S-DOS 5.0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S-DOS 6.0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Multi-Lingual Scholar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Nam June Paik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NCR 3125 Notepad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Novità Apple PowerPC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Novit Apple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13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Nuova gamma Dell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3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Nuovi portatili HP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Office 4.2, Works 4.0, FoxPro 2.6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Olivetti M2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Olivetti Quaderno: più di un notebook in meta spazio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PageMaker 3 per OS/2 con Presentation Manager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Page Maker 4.0 e Persuasion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Paradox 3.5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Paradox per Windows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Parigi, Olivetti M700 RISC: Dos addio!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PCbit V20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PC-tools 7 + AntiVirus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Personal Digital Assistant: la tecnologia Newton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PowerPC 604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PowerPC 620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Power PC Motorola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QMS ColorScript Laser 1000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QuarkXPress 2.12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Quattro Pro 2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RAMA workSlate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Siggraph '92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Silicon Country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Sinclair PC2OO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Stacker 3.0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Symantec Norton Utilities 7.0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TecnoWare Micro Power 700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Tektronix Phaser 480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Texas DMD 2000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Texas Instruments TravelMate 4000M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Texas TravelMate WinSLC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Toshiba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Toshiba laptop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Toshiba T1000XE e T1200XE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Toshiba T4400SXC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Toshiba T6400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Tre nuovi Apple Macintosh inaugurano la Computer Experience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Triumph Adler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Unibit PCbase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Unibit PCbit 386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Unità telematica mobile Mercurio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Ventura Publisher 4.0 per Windows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Windows secondo Borland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WinWord 2/WinWorks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6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WordPerfect 6.0 e Office 4.0 per DOS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WordPerfect 6.0 Windows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WordPertect 5 0 in italiano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Zenith Data Systems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NTEPRIMA</text:p>
          </table:table-cell>
          <table:table-cell office:value-type="string" calcext:value-type="string">
            <text:p>ZX-Spectrum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Algoritmi e architetture dei sottosistemi grafici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78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Algoritmi e architetture dei sottosistemi grafici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Anatomia di un sistema OCR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8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And, Or, Not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Architettura delle reti sequenziali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Architettura e programmazione dei sistemi multiprocessore (1)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Architettura e programmazione dei sistemi multiprocessore (2)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Architettura e programmazione dei sistemi multiprocessore (3)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Architettura e programmazione dei sistemi multiprocessore (4)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Architetture riconfigurabili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Bit-Plane, Bitmap e Color Palette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77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Bravo!!!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Classificazione di sistemi per il riconoscimento dei caratteri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7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Concorrenza, semafori e monitor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17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Cooperazione, Bus, Arbitraggio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79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Data Flow Computers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E giochiamo...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Elaborazione Digitale dell'immagine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94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Fault Tollerance: Salviamo lo Stato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File, liste e chiavi primarie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Gli Array Processor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Gli Array Processor (1)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Grammatiche ed automi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Il controllo della concorrenza (1)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Il controllo della concorrenza (2)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211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Il controllo della concorrenza (3)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211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Il passo successivo : i sistemi multiprocessor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I moduli intercomunicanti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27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I sistemi di elaborazione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Istruzioni, registri, operandi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La tolleranza ai guasti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La trasformata di Walsh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Le architetture pipeline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Le memorie di massa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Le strutture informative (1)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Le strutture informative (2): la lista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Le strutture informative (3): stack e queue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Le strutture informative (4): gli alberi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Le strutture informative (5): gli alberi (II)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97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Le videoRAM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Linguaggi, istruzioni, parametri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137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Memoria virtuale, paginazione, segmentazione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115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Microistruzioni, microregistri, microprogrammi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161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M.I.P.S.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M.I.P.S.: diamo sfogo alla fantasia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M.I.P.S.: miglioriamo un processore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M.I.P.S.: Prefect e dintorni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3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M.I.P.S.: Transputer o RISC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Moduli comunicazioni e protocolli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Parallel processing, introduzione didattica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Pool2: un linguaggio parallelo orientato agli oggetti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333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Pool2: un linguaggio parallelo orientato agli oggetti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304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Principi dell'elaborazione digitale dell'immagine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94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Principi dell'elaborazione digitale dell'immagine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94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Principi ed applicazioni dell'elaborazione digitale delle immagini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72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Principi ed applicazioni dell'elaborazione digitale delle immagini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352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Processi, multiprogrammazione e Time-sharing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Reti logiche combinatorie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45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Reti logiche sequenziali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Ricerca in tabella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Ricerca in tabella funzione ed incrementi hash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15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Teoria della computabilità (1)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Teoria della computabilità (2): Algoritmi e macchine di Turing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Teoria della computabilità (3): Formalismi e funzioni totali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Teoria della computabilità (4): Due lettori... Evviva!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PPUNTI DI INFORMATICA</text:p>
          </table:table-cell>
          <table:table-cell office:value-type="string" calcext:value-type="string">
            <text:p>Tipo di dato, operazione, ricorsione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163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310 turbo 15 MIPS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4000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corn Desktop Publisher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corn R140: anteprima Unix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89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corn RISC-OS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corn User Show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48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leph One 386PC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314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nteprime, notizie e... brevi riflessioni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rchie Mail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rchie Mail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rchie Mail... &amp; News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rchimedes: arriva il software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rchimedes Disc Rescue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RC PCB Professional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64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rtisan: il Paint del RISC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75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rtWorks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28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udioWorks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38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Autodesk Autosketch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Basic Assembler: le istruzioni Shift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35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Beebug Scavenger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32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Chroma 300 Video Genlock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58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Compression &amp; Co.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46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EasiWriter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50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Equasor e BestForm: il DTP e la matematica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F-Base 2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54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Grafica di presentazione GammaPlot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Il BASIC Assembler: Set di istruzioni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Il Network secondo Acorn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87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Il primo Word Processor di Archie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il VDU (1)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Impression 2 + RISC-OS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Impression Style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50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In attesa dell'Acorn World Show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54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Iota scanner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16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JPEG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48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La multimedialità in casa Acorn: CD-ROM e Acorn Replay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306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La musica e Archie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L'Arm Hardware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Matrix 3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61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Multipodule Prof.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vation: Professional desktop publisher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Panorama Software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PC emulator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PipeDream per Acorn Archimedes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Render Bender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61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Rephorm e Morpheus: la metamorfosi digitale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Revelation 2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RISC OS/3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RISC-OS: approfondimento (1)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RISC-OS: approfondimento (2)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31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RISC-OS: approfondimento (3)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RISC-OS: <text:s/>Assembler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46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RISC-OS: il Kernel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17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RISC-OS: Overview sul Kernel (1)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03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RISC-OS: Overview sul Kernel (2)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81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RISC - OS Programmer's Reference Manual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03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RISC-OS: Sprites Module (II)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Scan Light Plus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66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Speciale linguaggi: dal Lisp al Prolog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Speciale linguaggi dal TWIN all'ARM Assembler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Speciale linguaggi: Fortran 77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Speciale linguaggi l'Ansi C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Sprite Module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27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System Extension Modules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itler e sequencer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61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Una anno ricco di novità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32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User Port/MIDI Expansion Card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01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VDU Drivers (II)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VDU Driver: un ponte fra Kernel e System Extension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Watford Digitis e Lingenuity Color Converter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13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Worra CAD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53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ART GALLERY '94</text:p>
          </table:table-cell>
          <table:table-cell office:value-type="string" calcext:value-type="string">
            <text:p>Bit.Movie '94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Caratteristiche generali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I livelli di privilegio e le protezioni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Il Protected Mode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I modi di indirizzamento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Indirizzi virtuali e indirizzi fisici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I task e l'ambiente multitasking (1)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I task e l'ambiente multitasking (2)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La gestione degli interrupt (1)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La gestione degli interrupt (2)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La gestione degli interrupt (3)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217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La gestione degli interrupt (4)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97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La gestione degli interrupt (5)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La gestione della memoria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286</text:p>
          </table:table-cell>
          <table:table-cell office:value-type="string" calcext:value-type="string">
            <text:p>Una nuova struttura: il gate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386</text:p>
          </table:table-cell>
          <table:table-cell office:value-type="string" calcext:value-type="string">
            <text:p>Alcune novità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31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386</text:p>
          </table:table-cell>
          <table:table-cell office:value-type="string" calcext:value-type="string">
            <text:p>Il set di istruzioni (1)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386</text:p>
          </table:table-cell>
          <table:table-cell office:value-type="string" calcext:value-type="string">
            <text:p>Il set di istruzioni (2)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4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386</text:p>
          </table:table-cell>
          <table:table-cell office:value-type="string" calcext:value-type="string">
            <text:p>Istruzioni di controllo (6)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386</text:p>
          </table:table-cell>
          <table:table-cell office:value-type="string" calcext:value-type="string">
            <text:p>L'evoluzione della specie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386</text:p>
          </table:table-cell>
          <table:table-cell office:value-type="string" calcext:value-type="string">
            <text:p>Un'altra serie di istruzioni (5)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8086/8088: la struttura interna dal punto di vista software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Costanti e variabili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Il set di istruzioni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131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I modi di indirizzamento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Istruzioni di controllo (1)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Istruzioni di controllo (2)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Istruzioni di controllo (3)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Istruzioni di controllo (4)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Istruzioni di gestione interrupt e coprocessori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Istruzioni di stringa (1)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Istruzioni di stringa (2)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Istruzioni di trasferimento dati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Istruzioni logiche (1)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Istruzioni logiche (2)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La gestione della memoria (1)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103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La gestione della memoria (2)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21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Le direttive (1)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Le direttive: (2) istruzioni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Le direttive dell'Assembler (1)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Le direttive dell'Assembler (2)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Le direttive dell'Assembler (3)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8086/8088</text:p>
          </table:table-cell>
          <table:table-cell office:value-type="string" calcext:value-type="string">
            <text:p>Registri, Flag, Indirizzamento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NEC V20</text:p>
          </table:table-cell>
          <table:table-cell office:value-type="string" calcext:value-type="string">
            <text:p>Anche i processori hanno...(1)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SSEMBLER NEC V20</text:p>
          </table:table-cell>
          <table:table-cell office:value-type="string" calcext:value-type="string">
            <text:p>Anche i processori hanno...(2)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1040 STE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dimens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37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ladin 3.0. a new operating system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ladin 4.0 (!?) e Spectre 128 2.65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pplicazioni professionali: programmi &amp; gadget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rabesque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rabesque: grafica in dual-mode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tari Messe, Dusserdorf '9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tari Multitasking - Beckmeyer Multi-user/tasking C Shelll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tari News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tari News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tari News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tari News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4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tari News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51</text:p>
          </table:table-cell>
          <table:table-cell office:value-type="string" calcext:value-type="string">
            <text:p>PV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tari News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17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tari Press Release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tari Reprostudio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8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tari Stacy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33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T Speed: emulatore hardware AT compatibile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ATW: le frontiere del calcolo parallelo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BooSTed: l'ST mette le ali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39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CAG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Calamus SL &amp; Co.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Calamus &amp; ST: l'alternativa nel DTP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27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Calligrapher 2.0 e Tempus Word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Color Print Workstation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Cosimex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DBMAN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dBMAN V Database Relazionale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Dentro l'ST: uno sguardo al Gem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Discovery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DTP-Pro: Stazione DTP professionale basata su ST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Due applicazioni verticali per Atari ST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DynaCADD + monitor 19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11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Eidomatica &amp; ST: computer grafica su Atari ST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Exchanger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GDOS, il magnifico sconosciuto (1)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GDOS, il magnifico sconosciuto (2)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GFA Basic: chiamate alla Line_A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GFA Basic: le chiamate al GEM-DOS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69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GFA Basic ultime release: interprete 3.07 e compilatore...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GFA &amp; Omicron Basic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GFA Raytrace V 2.1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GFA T&amp;T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Grafica all'italiana: Cat Paint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GST 30P: genlock per Atari ST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95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HighSpeed Pascal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78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HiSoft C Interpreter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2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I file DeskTop.INF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11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Il nuovo hard disk SH 205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Impariamo ad usare l'Item Selector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45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I nuovi accessori di sistema dell'ST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I segreti dell'ST - I messaggi d'errore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K-Word 2, K-Spread 2, K-Graph 2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29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La banca dati telematica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L'anno del transputer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Lavorare con Spectre 128; impressioni d'uso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LDW-power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Logitech Mouse per ST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L'opzione Install Application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Matrix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Mega Drive HD Kit &amp; QtecEX520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Mega STe: una soluzione hardware e software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Microsoft Write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65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Musica e...notizie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87</text:p>
          </table:table-cell>
          <table:table-cell office:value-type="string" calcext:value-type="string">
            <text:p>VF, RM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Naksha mouse e Qtec Drive: accessori necessari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NeoDesk + GraFileXchange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News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Notizie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Notizie Atari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Nuove schede grafiche HR e TC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Nuovi programmi di grafica pittorica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Office Automation - Gestione Videoteche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Omikron Basic 3.0 e Omikron Compiler 2.4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Pc Board Designer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77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Pc-Ditto, un emulatore Pc per ST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PC Speed, Supercharger e PC Ditto II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Personalizziamo il DeskTop dell'ST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31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Programmare in GFA Basic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Programmare in GFA Basic - Atari News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99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Publishing Partner Master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Redattore 3: meglio di così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66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Reflex 1024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3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ReproStudio Junior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5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Repro Studio + ScanMan Plus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.A.M. Realtime Digitizer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81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cheda grafica Matrix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chede acceleratrici 68030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oftware ST: quanto, quale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DI, 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peciale CeBIT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53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pectre GCR 3.0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T Basic nuova versione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T e MIDI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T MailBox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T MailBox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T MailBox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05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T MailBox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T MailBox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T MailBox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T News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89</text:p>
          </table:table-cell>
          <table:table-cell office:value-type="string" calcext:value-type="string">
            <text:p>VF, RM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TOS: the game creator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uperbase Personal Relational Database System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95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Superbase Professional (DeMS)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TimeWorks DTP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Tos &amp; Dos by PC Speed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Tre software da... lettore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TT030/2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83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TT, TTX, ATW ed Atari-Net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Una vecchia... scommessa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6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UNIX Environment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Un virus sull'ST: peste o raffreddore?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ATARI ST</text:p>
          </table:table-cell>
          <table:table-cell office:value-type="string" calcext:value-type="string">
            <text:p>VIDI-ST: Realtime Frame Grabber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ATTUALITÀ</text:p>
          </table:table-cell>
          <table:table-cell office:value-type="string" calcext:value-type="string">
            <text:p>A colloquio con Anders Hejisberg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ATTUALITÀ</text:p>
          </table:table-cell>
          <table:table-cell office:value-type="string" calcext:value-type="string">
            <text:p>Il Novecento di Nam June Paik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53</text:p>
          </table:table-cell>
          <table:table-cell office:value-type="string" calcext:value-type="string">
            <text:p>MT, CG</text:p>
          </table:table-cell>
        </table:table-row>
        <table:table-row table:style-name="ro1">
          <table:table-cell office:value-type="string" calcext:value-type="string">
            <text:p>ATTUALITÀ</text:p>
          </table:table-cell>
          <table:table-cell office:value-type="string" calcext:value-type="string">
            <text:p>Logitech compie dieci anni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55</text:p>
          </table:table-cell>
          <table:table-cell office:value-type="string" calcext:value-type="string">
            <text:p>MT, CG</text:p>
          </table:table-cell>
        </table:table-row>
        <table:table-row table:style-name="ro1">
          <table:table-cell office:value-type="string" calcext:value-type="string">
            <text:p>ATTUALITÀ</text:p>
          </table:table-cell>
          <table:table-cell office:value-type="string" calcext:value-type="string">
            <text:p>Tiris: identificazione movimento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AMIpac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Byte nell'etere (1)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Byte nell'etere (2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Byte nell'etere (3)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10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Byte nell'etere (4)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131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Contest Log per Casio PB 700, Ham Tool Kit per Apple II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Hambit '86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Hardware e Software per radiotrasmissione dati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Il modello di riferimento O.S.I.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Il Packet Assembler-disassembler: la giungla dei parametri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6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Il TCP/IP, uno standard di rete per il livello 3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Le onde corte nel computer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Le onde corte nel computer, radio risposta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NET/ROM, un software di rete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Packet Radio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131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Rete nazionale packet ad uso radioamatoriale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RTTY UNO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105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TRX-MEM (C64)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BYTE NELL'ETERE</text:p>
          </table:table-cell>
          <table:table-cell office:value-type="string" calcext:value-type="string">
            <text:p>Uso e teoria del nodo NET/ROM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lberi e liste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llocazione dinamica e strutture ricorsive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217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nalisi di un programma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rray, stringhe e puntatori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lassi di memorizzazione degli oggetti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mpressione dei file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mpressione di Huffman (1)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mpressione di Huffman (2)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mpressione di Huffman (3)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mpressione di Huffman (4)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mpressione di Huffman (5)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6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ati e Operatori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iltri (1)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iltri (2)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iltri (3)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indText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etopt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4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li argomenti della linea di comando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9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li Operatori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4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l preprocessore e la compilazione condizionale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/O per bit ed uso del make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truzioni e funzioni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 tool di sviluppo Unix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97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'albero (binario...) di Natale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a prima conoscenza con il C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a programmazione con l'I/O standard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20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a ricorsi vità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6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e funzioni della libreria standard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e funzioni di I/O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e funzioni e la libreria standard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e strutture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21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int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8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 standard ANSI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8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ccs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crivere programmi portabili (1): Dipendenze dall'hardware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crivere programmi portabili (2): Dipendenze dal compilatore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crivere programmi portabili (3): Dipendenza dall'ambiente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trutture di controllo avanzate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trutture, unioni e typedefs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20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n po' di storia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7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Visibilità degli oggetti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C++ e OOP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4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Complementi sulle classi: uso di stati statici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31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Complementi sulle funzioni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33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Complementi sulle funzioni (3): Il function overloading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30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Complementi sulle funzioni. Seconda parte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33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Considerazioni finale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Ereditarietà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30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Ereditarietà multipla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35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Funzioni di I/O (1)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41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Funzioni di I/O (2)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9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Funzioni di I/O (3)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9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Funzioni virtuali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I template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32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Le classi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97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L'eredità (2)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30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L'Overloading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301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Operator overloading conversioni di tipo definite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3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Uno sguardo in generale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D-ROM</text:p>
          </table:table-cell>
          <table:table-cell office:value-type="string" calcext:value-type="string">
            <text:p>Corel CD Power Pack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CD-ROM</text:p>
          </table:table-cell>
          <table:table-cell office:value-type="string" calcext:value-type="string">
            <text:p>Dal dizionario Devoto-Oli a Fellini su CD-ROM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CD-ROM</text:p>
          </table:table-cell>
          <table:table-cell office:value-type="string" calcext:value-type="string">
            <text:p>Dalle Alpi alle Piramidi...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59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CD-ROM</text:p>
          </table:table-cell>
          <table:table-cell office:value-type="string" calcext:value-type="string">
            <text:p>Dante contro Dante, la Divina Commedia multimediale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CD-ROM</text:p>
          </table:table-cell>
          <table:table-cell office:value-type="string" calcext:value-type="string">
            <text:p>Ecolandia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CD-ROM</text:p>
          </table:table-cell>
          <table:table-cell office:value-type="string" calcext:value-type="string">
            <text:p>Inglese con il computer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CD-ROM</text:p>
          </table:table-cell>
          <table:table-cell office:value-type="string" calcext:value-type="string">
            <text:p>Microforum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CD-ROM</text:p>
          </table:table-cell>
          <table:table-cell office:value-type="string" calcext:value-type="string">
            <text:p>Microsoft Art Gallery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CD-ROM</text:p>
          </table:table-cell>
          <table:table-cell office:value-type="string" calcext:value-type="string">
            <text:p>Per tutti i gusti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CD-ROM</text:p>
          </table:table-cell>
          <table:table-cell office:value-type="string" calcext:value-type="string">
            <text:p>Pinocchio in CD-ROM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CD-ROM</text:p>
          </table:table-cell>
          <table:table-cell office:value-type="string" calcext:value-type="string">
            <text:p>Quattro titoli per bambini , adulti e calciofili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Alitalia, un database che vola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17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Automazione Bancaria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Automazione e Carabinieri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81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Brescia, un cervello per il traffico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Byte quotidiani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Cittadini e Internet: un' idea per incominciare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89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Fuggire da Incivilia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Gli archivi del diritto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Guardie e ladri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33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I conti della Repubblica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75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Il 740: la burocrazia contro l'informatica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Il burocrate a lezione di informatica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91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Il Catasto Informatizzato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95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Il computer non basta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Il Comune di Padova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95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Informatica pubblica: lo stallo continua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73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ISTAT e Informatica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La Legge 24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La patente in due minuti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La Provincia Elettronica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La Pubblica Amministrazione "in tempo irreale"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La rete della P.A.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La sicurezza dei sistemi informativi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29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L'autorità ed il cittadino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40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Le cinque giornate di Roma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11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Meno male che c'è il computer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Modello 740, 300 MIPS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Numeri per la democrazia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Palazzo Chigi, informazioni in rete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Parlamento e Senato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Per fermare le automobili facciamo muovere i bit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Progetti per il passato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Pubblica Amministrazione: incomincia il futuro? (Intervista a Rey)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97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Publimatica 90 (2)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Quaternaria: la riscossa dei burosauri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Quaternaria: lo Stato è uno sportello elettronico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07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S. Marino: la repubblica cablata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ITTADINI &amp; COMPUTER</text:p>
          </table:table-cell>
          <table:table-cell office:value-type="string" calcext:value-type="string">
            <text:p>Vivere alla carta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AIAS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AIAS Salerno: il punto della situazione dopo tre anni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65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Ancona, convegno internazionale Informatica <text:s/>e sanità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Apriti Sesamo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MB, GP E VP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Come si progetta un software educativo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17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Computer &amp; Handicap Psichico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MT, FC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Didamatica Ü92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64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Eyegaze Computer System: lo sguardo e la mente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VP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Handicap e lettura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91</text:p>
          </table:table-cell>
          <table:table-cell office:value-type="string" calcext:value-type="string">
            <text:p>FCE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Highcomm Windows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OR, VP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il Gioco della Papera: quando giocare aiuta a imparare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LF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Informatica, didattica e disabità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99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Input: VoiceNavigator II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269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Ke:nx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0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Ke:nx 2.0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La quinta conferenza Internazionale Helen Keller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Le attiviatà della BSD nel campo dell'handicap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09</text:p>
          </table:table-cell>
          <table:table-cell office:value-type="string" calcext:value-type="string">
            <text:p>GB, LF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Problemi matematici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MT, FC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Simulatori di tastiera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VP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Tecnologia. &amp; rapporti. umani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15</text:p>
          </table:table-cell>
          <table:table-cell office:value-type="string" calcext:value-type="string">
            <text:p>MT, MC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Telematica e Handicap oggi in Italia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Teletext per non vedenti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85</text:p>
          </table:table-cell>
          <table:table-cell office:value-type="string" calcext:value-type="string">
            <text:p>AM, GM</text:p>
          </table:table-cell>
        </table:table-row>
        <table:table-row table:style-name="ro1">
          <table:table-cell office:value-type="string" calcext:value-type="string">
            <text:p>COMPUTER &amp; HANDICAP</text:p>
          </table:table-cell>
          <table:table-cell office:value-type="string" calcext:value-type="string">
            <text:p>Un linguaggio per imparare a comunicare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office:value-type="string" calcext:value-type="string">
            <text:p>COMPUTER &amp; MUSICA</text:p>
          </table:table-cell>
          <table:table-cell office:value-type="string" calcext:value-type="string">
            <text:p>ABENDMUSIK '93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OMPUTER &amp; MUSICA</text:p>
          </table:table-cell>
          <table:table-cell office:value-type="string" calcext:value-type="string">
            <text:p>Abendmusik '93: il C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CG, GP</text:p>
          </table:table-cell>
        </table:table-row>
        <table:table-row table:style-name="ro1">
          <table:table-cell office:value-type="string" calcext:value-type="string">
            <text:p>COMPUTER &amp; MUSICA</text:p>
          </table:table-cell>
          <table:table-cell office:value-type="string" calcext:value-type="string">
            <text:p>I collegamenti MIDI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OMPUTER &amp; MUSICA</text:p>
          </table:table-cell>
          <table:table-cell office:value-type="string" calcext:value-type="string">
            <text:p>Il Concerto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9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OMPUTER &amp; MUSICA</text:p>
          </table:table-cell>
          <table:table-cell office:value-type="string" calcext:value-type="string">
            <text:p>Il formato MIDI File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OMPUTER &amp; MUSICA</text:p>
          </table:table-cell>
          <table:table-cell office:value-type="string" calcext:value-type="string">
            <text:p>Il protocollo MIDI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OMPUTER &amp; MUSICA</text:p>
          </table:table-cell>
          <table:table-cell office:value-type="string" calcext:value-type="string">
            <text:p>Il ruolo del software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OMPUTER &amp; MUSICA</text:p>
          </table:table-cell>
          <table:table-cell office:value-type="string" calcext:value-type="string">
            <text:p>I messaggi di canale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OMPUTER &amp; MUSICA</text:p>
          </table:table-cell>
          <table:table-cell office:value-type="string" calcext:value-type="string">
            <text:p>I messaggi di sistema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OMPUTER &amp; SCUOLA</text:p>
          </table:table-cell>
          <table:table-cell office:value-type="string" calcext:value-type="string">
            <text:p>Dalla cattedra all'etere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LD, EMF</text:p>
          </table:table-cell>
        </table:table-row>
        <table:table-row table:style-name="ro1">
          <table:table-cell office:value-type="string" calcext:value-type="string">
            <text:p>COMPUTER &amp; SCUOLA</text:p>
          </table:table-cell>
          <table:table-cell office:value-type="string" calcext:value-type="string">
            <text:p>Didattica, handicap, proposte, idee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office:value-type="string" calcext:value-type="string">
            <text:p>COMPUTER &amp; SCUOLA</text:p>
          </table:table-cell>
          <table:table-cell office:value-type="string" calcext:value-type="string">
            <text:p>GIGI: uso didattico di un programma che dialoga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COMPUTER &amp; SCUOLA</text:p>
          </table:table-cell>
          <table:table-cell office:value-type="string" calcext:value-type="string">
            <text:p>I cartoni animati vanno a scuola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COMPUTER &amp; SCUOLA</text:p>
          </table:table-cell>
          <table:table-cell office:value-type="string" calcext:value-type="string">
            <text:p>L'AICA ed il linguaggio BLISS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COMPUTER &amp; SCUOLA</text:p>
          </table:table-cell>
          <table:table-cell office:value-type="string" calcext:value-type="string">
            <text:p>Le applicazioni del calcolatore nella didattica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office:value-type="string" calcext:value-type="string">
            <text:p>COMPUTER &amp; SCUOLA</text:p>
          </table:table-cell>
          <table:table-cell office:value-type="string" calcext:value-type="string">
            <text:p>Nautilus, come emergere da un mare di guai in ortografia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LF</text:p>
          </table:table-cell>
        </table:table-row>
        <table:table-row table:style-name="ro1">
          <table:table-cell office:value-type="string" calcext:value-type="string">
            <text:p>COMPUTER &amp; SCUOLA</text:p>
          </table:table-cell>
          <table:table-cell office:value-type="string" calcext:value-type="string">
            <text:p>Robinson Crusoe, ovvero l'arte di arrangiarsi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fc, fl e fpa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Appuntamenti e appunti videografici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Avid Media Suite Pro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4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Cartoon e Hardware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Compressione Audio Digitale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1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Compressione dati video digitali: un esempio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9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Dal video alla configurazione e qualità del segnale comprese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Da MPC ad Amiga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2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Da MPC ad Amiga... da Amiga a MPC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1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Dbner The Scene Stealer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4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Desktop Video &amp; Multimedia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3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DTV-System per tutti (1)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DTV-system per tutti (2)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3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DTV-system per tutti (3)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Esperienze videografiche (2)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7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Esperienze videografiche: problematiche e soluzioni...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Fast Movie Machine Pro + MPEG Option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Formati di registrazione video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301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Frontiere del DTV: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Frontiere del DTV: Macintosh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51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Frontiere del DTV: sistemi chiavi in mano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G-Lock VGA+ <text:s/>&amp; Personal Suite Plus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2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Guida al C&amp;V Maker Show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Guida Pratica Appunti sul multimedia: gli standard MPC e MPC2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38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Il cartone animato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25</text:p>
          </table:table-cell>
          <table:table-cell office:value-type="string" calcext:value-type="string">
            <text:p>BR, 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Il CVMaker d'estate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Il Digital Video Effect: manipolazioni...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Il DVE, Digital Video Effect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Il DVE: rotazioni in prospettiva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78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Immagini: tecniche di acquisizione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Intel SmartVideo Recorder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Intel Smart Video Recorder Pro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3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Jepssen MPC per il video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88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Laboratorio Video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La compressione video: formati e caratteristiche (1)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3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L'Audio digitale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38</text:p>
          </table:table-cell>
          <table:table-cell office:value-type="string" calcext:value-type="string">
            <text:p>BR, 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Lavori in corso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L'editing digitale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Le misure del video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Le misure del video (2)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Mixer e sintesi audio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1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MPC: basi video di produzione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1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Multimedia Box VGA/MAC PAL Encoder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74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Multimedia di tutto di più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2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Nuove tecnologie: variazioni sul tema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4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Nuovi livelli di creatività multimediale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17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OAK Technology Mozart Sound Card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3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Orizzonti digitali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Panoramica sulla compressione Video (2)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PC-TV: le nuove frontiere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3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Presentazioni multimediali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3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Processo e manipolazione delle immagini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Produttività videografica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Quando due mondi si incontrano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Schede video: limiti televisivi e prospettive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88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Sigle custom: fasi di lavorazione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Sigle e Titoli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15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Sigma DesignReel Magic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5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Single Frame Controller: esempi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Sistemi di controllo trasmissione dati seriale (1)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0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Sistemi di controllo trasmissione dati seriale (2)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Studio di sigle e titolazioni personalizzate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Tecnologie di riduzione Data Rate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3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Tecnologie emergenti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15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That' s Movie!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3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Usi ed abusi dei PC nelle produzioni TV (1)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Usi ed abusi dei PC nelle produzioni TV (2)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VCR e Videoscript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BR, 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VGA Aver Pro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26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Video Digitale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95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Video Digitale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VideoLogic 928Movie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5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VideoLogic Captivator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18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Video registrazione su disco ottico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4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Video Spigot, Win Video e lo "Still Movie" di acquisizione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40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VideoSpigot x Windows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92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Vitec VideoMaker MPEG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9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Vi-Vision + ImagePals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32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Walt Disney Cartoon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04</text:p>
          </table:table-cell>
          <table:table-cell office:value-type="string" calcext:value-type="string">
            <text:p>BR, MN</text:p>
          </table:table-cell>
        </table:table-row>
        <table:table-row table:style-name="ro1">
          <table:table-cell office:value-type="string" calcext:value-type="string">
            <text:p>COMPUTER &amp; VIDEO</text:p>
          </table:table-cell>
          <table:table-cell office:value-type="string" calcext:value-type="string">
            <text:p>Xing Technology "Xing-it"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36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Ancora sul BDOS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163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Ancora sul $$$.SUB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Autoload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Autoload II tipo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Basic &amp; Assembler: III parte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Basic &amp; Assembler: II parte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Basic &amp; Assembler: I parte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Basic custom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Buffer di tastiera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Elepack: un pacchetto per l'elettronica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185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Estendiamo il comando RENAME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167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Fattoriale con n cifre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I file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I file random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159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Il CCP (Console Command Processor)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Il modulo BDOS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163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I messaggi d'errore (1): CCP, BDOS, STAT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I messaggi d'errore (2): PIP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I messaggi d'errore (3): DDT, SUBMIT, ASM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La gestione dei numeri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Le funzioni del BDOS (1)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Le funzioni del BDOS (2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Le funzioni del BDOS (3)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Le funzioni del BDOS (4)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Le funzioni del BDOS (5)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Le funzioni del BDOS (6)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145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Le funzioni del BDOS (7)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L'IOBYTE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L'istruzione di assegnazione Let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L'istruzione POKE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L'istruzione Print Using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161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LPRINT senza LPRIN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MBASIC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163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MBasic: calcolo di espressioni (1)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MBasic: calcolo di espressioni (2)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MBasic: calcolo di espressioni (3)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MBasic e Assembler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MBasic: gestione di alberi binari (1)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161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MBasic: gestione di alberi binari (2)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MBasic: le istruzioni RDA e STO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MBasic: le quattro operazioni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MBasic: l'istruzione DSK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MBasic: ulteriori note sulla modifica dell'MBasic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MP/M concorrenza su file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MS-DOS: modifiche al Wordstar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Out e Wait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PIP (1)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PIP (2)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Print Using modificato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Recovery magico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Risveglio in astronave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STA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Un Data Base per archiviare i programmi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159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User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USR e CALL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Wordstar: Dispatcher tastiera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Wordstar: Install Stampante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Wordstar: Install Terminate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P/M</text:p>
          </table:table-cell>
          <table:table-cell office:value-type="string" calcext:value-type="string">
            <text:p>Wordstar: locazioni segrete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DataBase Microsoft Access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Teoria e pratica relazionale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1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ATA BASE</text:p>
          </table:table-cell>
          <table:table-cell office:value-type="string" calcext:value-type="string">
            <text:p>Collegamento tra un Database Relazionale ed...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ATA BASE</text:p>
          </table:table-cell>
          <table:table-cell office:value-type="string" calcext:value-type="string">
            <text:p>dBase IV e Paradox 3.0: generatore di maschere e report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ATA BASE</text:p>
          </table:table-cell>
          <table:table-cell office:value-type="string" calcext:value-type="string">
            <text:p>dBase IV e Paradox 3.0: manipolazione avanzata dati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ATA BASE</text:p>
          </table:table-cell>
          <table:table-cell office:value-type="string" calcext:value-type="string">
            <text:p>dBase IV e Paradox 3.0: pratica con il linguaggio QbE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ATA BASE</text:p>
          </table:table-cell>
          <table:table-cell office:value-type="string" calcext:value-type="string">
            <text:p>dBIII contro tutti (1)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ATA BASE</text:p>
          </table:table-cell>
          <table:table-cell office:value-type="string" calcext:value-type="string">
            <text:p>dBIII contro tutti (2)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ATA BASE</text:p>
          </table:table-cell>
          <table:table-cell office:value-type="string" calcext:value-type="string">
            <text:p>dBIII e dBIV Tecniche avanzate: macro e funzioni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4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ATA BASE</text:p>
          </table:table-cell>
          <table:table-cell office:value-type="string" calcext:value-type="string">
            <text:p>Gestire dati in Windows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55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ATA BASE</text:p>
          </table:table-cell>
          <table:table-cell office:value-type="string" calcext:value-type="string">
            <text:p>Linguaggi di interrogazione degli archivi: le basi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0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ATA BASE</text:p>
          </table:table-cell>
          <table:table-cell office:value-type="string" calcext:value-type="string">
            <text:p>Realizzazione di una applicazione con DataEase 4.2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FP, LSA</text:p>
          </table:table-cell>
        </table:table-row>
        <table:table-row table:style-name="ro1">
          <table:table-cell office:value-type="string" calcext:value-type="string">
            <text:p>DATA BASE</text:p>
          </table:table-cell>
          <table:table-cell office:value-type="string" calcext:value-type="string">
            <text:p>Verso l'SQL - Sintassi relazionale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FP, CP</text:p>
          </table:table-cell>
        </table:table-row>
        <table:table-row table:style-name="ro1">
          <table:table-cell office:value-type="string" calcext:value-type="string">
            <text:p>DBASE III</text:p>
          </table:table-cell>
          <table:table-cell office:value-type="string" calcext:value-type="string">
            <text:p>Appendice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BASE III</text:p>
          </table:table-cell>
          <table:table-cell office:value-type="string" calcext:value-type="string">
            <text:p>Archivi dati e archivi indice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BASE III</text:p>
          </table:table-cell>
          <table:table-cell office:value-type="string" calcext:value-type="string">
            <text:p>Creazione e gestione dei file di dati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BASE III</text:p>
          </table:table-cell>
          <table:table-cell office:value-type="string" calcext:value-type="string">
            <text:p>Funzioni avanzate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BASE III</text:p>
          </table:table-cell>
          <table:table-cell office:value-type="string" calcext:value-type="string">
            <text:p>Tecniche di programmazione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BASE III</text:p>
          </table:table-cell>
          <table:table-cell office:value-type="string" calcext:value-type="string">
            <text:p>Uso del DB come linguaggio di programmazione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Addio carta!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29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Add-on x DTP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8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Adobe Illustrator Windows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Aldus Addition, e adesso?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18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Altre soluzioni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201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Anteprima mondiale: PageMaker 3.0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71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Atari, il super-economico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Bianco e nero è bello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22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CLC 10: il mago del colore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88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Colore stupore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47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Colori al laser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34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Colori in trappola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26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Colori: pochi, ma buoni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Colori su carta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95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Compact Disk di carattere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34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CorelDRAW! Potenza e fantasia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27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Correggetemi se sbaglio...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08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Datacopy 730 + OCR Plus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Dedicato ai pigri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DesignStudio: l'amico del grafico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Desktop illustration: il mondo dell'immaginazione (1)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Desktop illustration: il mondo dell'immaginazione (2)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DeskTop Piracy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34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Desk Top Publishing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57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Disegnare, che divertimento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Di tutti i colori un po'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43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DTP professionale: quale programma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24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DTP quiz!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DTP, Ventura e tecniche avanzate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Font-fobia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27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Font Mixer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88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Formati grafici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28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GEM-Artline: le linee artistiche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Gli accessori... necessari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57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Gli è tutto sbagliato! Gli è tutto da rifare!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34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Grafica: poche regole, tanta pazienza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Hardware e Software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51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IBM &amp; Co. vs Apple - Le novità dello SMAU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I due boss per PC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I font TrueType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293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Il mondo delle Tabelle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Il SuperVentura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Immagini e calcolatori, gioie e dolori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Intervista a Mr. Seybold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La Newsletter aziendale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69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La parola agli esperti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71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L'arte dell'illustrare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16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Laser: il raggio indispensabile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99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L'avventura di Ventura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Le mani sul DTP: corsi, seminari e conferenze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LetraStudio: TextFantasy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Lo scanner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Made in Italy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Messo all'indice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24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Mondo Fax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08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Mr. Moiré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26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MS-DOS + Atari: scrivi tu impagino io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65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MS Word 5.0 e WordPerfect 5: dal WP al DTP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47</text:p>
          </table:table-cell>
          <table:table-cell office:value-type="string" calcext:value-type="string">
            <text:p>FP, GC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Ne vedremo delle belle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Non si vive di solo DTP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53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Novità DTP sotto Windows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04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Occhio al monitor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OCR Caere Typist Mac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99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Ombre e colori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Page Maker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PageMaker 3: il Re è morto. Viva il Re.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PageMaker 4.0 italiano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PageMaker 4.0 Windows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Page Maker 4 e XPress 3: la nascita di nuovi standard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PageMaker 5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02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Potenza per raffinati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61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Problemi di carattere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25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Professionale (1): a scuola di Newsletter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Professione DTPgrafo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QuarkStyle: il facile DTP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Ready, Set, Go! 4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Ready, Set-Go! 4.5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40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Ritratto di famiglia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73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Slide a go-go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44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SMAU: una vetrina per il DTP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Stampanti laser (2)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Tre sistemi chiavi in mano: Apple, Hewlett Packard, Xerox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29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Una questione di misure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92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Ventura 4.1 Windows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64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Ventura contro tutti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24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Ventura per Windows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Word per Windows: prova su strada delle funzioni DTP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FP, GP</text:p>
          </table:table-cell>
        </table:table-row>
        <table:table-row table:style-name="ro1">
          <table:table-cell office:value-type="string" calcext:value-type="string">
            <text:p>DESK TOP PUBLISHING</text:p>
          </table:table-cell>
          <table:table-cell office:value-type="string" calcext:value-type="string">
            <text:p>X-Press: l'espresso del DTP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DIGITAL IMAGING</text:p>
          </table:table-cell>
          <table:table-cell office:value-type="string" calcext:value-type="string">
            <text:p>La potenza del digitale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Apple-Minus in Applesof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Apple-Minus: le minuscole per l'Apple II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Apple-Minus per macchine d'epoca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Commocoffe 64: colleghiamo la caffettiera al 64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Commodore MPS 801: una Eprom per cambiare carattere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RG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Easy printer per C-6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91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Interfaccia software HP-85/Digiplo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Joystick per Apple II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Minus-Pascal (Apple-Minus col Pascal)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Sound box per C-64 e VIC-20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Tavoletta grafica per Apple II (1)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Tavoletta grafica per Apple II (2)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Tavoletta grafica per Apple II (3)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Tavoletta grafica per Apple II (4)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Tavoletta grafica per Apple II (5)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DO IT YOURSELF</text:p>
          </table:table-cell>
          <table:table-cell office:value-type="string" calcext:value-type="string">
            <text:p>VIC Trislo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FRATTALI NELLA SCIENZA</text:p>
          </table:table-cell>
          <table:table-cell office:value-type="string" calcext:value-type="string">
            <text:p>Modelli di propagazione per la simulazione...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92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20 esercizi import/export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lternative in PC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79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nalisi di alcuni comandi CAD in AutoCAD 10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ncora Prospettive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0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ncora su CorelDraw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1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ncora sullo standard IBM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nimazioni con 3D studio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7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nimazioni con il microcomputer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rchivi di dati per grafica (1)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rchivi di dati per grafica (2)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utoCAD 10: lavoro in 3D, le coordinate utente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utoCAD 12...e Windows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21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utoCad a finestre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utoCad negli anni 90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utoCAD: programmazione. AME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01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utoCAD tutor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utodesk: l'offensiva di primavera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16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utomatismi nella produzione Business Graphics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4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Autoskecth versione 2.0 ed i formati file di AutoCAD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Cento numeri di MC con la Grafica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Clip!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Come affrontare le curce, con i prodotti di grafica evoluta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10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Come ti invento il vento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1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Compendio di tecniche di grafica tridimensionale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Computer grafica bidimensional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Computer Grafica col PC-IBM (1)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Computer Grafica col PC-IBM (2)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Computer grafica con un portatile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Considerazione sulla funzione zoom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12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Corso propedeutico al CAD con Autosketch (1)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Corso propedeutico al CAD con Autosketch (2)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Costruiamo un archivio di dati grafici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DDE e OLE grafici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1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Digitizer + Microcomputer + plotter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Disegnare entro i margini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Disegnare spirali... anche spendendo poco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0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Disegno su due pagine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Due o tre cose da sapere sul Businnes Graphics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Due-tre passi nella 3D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8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Esercizi di Computer Grafica Tridimensionale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Esercizi di grafica vettoriale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0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Finestre sul video col PC-IBM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Formati grafici: aggiornamento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Freelance, un prodotto tuttofare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li accessori grafici nei Wird Processor per Windows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17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li strumenti di un disegnatore (1)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67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li strumenti di un disegnatore (2)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3D e fotorealismo con Adobe Dimensions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a colori, la nuova generazione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ad alta risoluzione nello standard IBM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applicata (1): curve di regressione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applicata (2): trigonometria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applicata (3): grafica tridimensionale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applicata (4): geometria analitica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con il plotter (1)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con il plotter (2)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con il tabellone elettronico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in tre dimensioni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senza Input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su due monitor col PC-IBM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sul Victor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tridimensionale: assonometria e proiezioni ortogonali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tridimensionale: i solidi geometrici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Grafica VGA a 256 colori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Il disegno architettonico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Il momento delle scelte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7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In prospettiva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2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Input di dati grafici e alfanumerici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Interazione con AutoCAD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Introduzione al problema delle linee nascoste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Laboratorio grafico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La composizione del disegno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La grafica di presentazione: (1) ambiente IBM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La grafica di presentazione (2)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07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La grafica in ambiente FrameWork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Lavoriamo con il digitizer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L'Italia dallo Space Shuttle...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L'organizzazione del lavoro grafico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Lo Standard Olivetti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Materiale didattico per Autocad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Microsoft Quick Basic e scheda grafica EGA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Più pixel più colori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Posizionamento e riconoscimento di menu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Pratica con il colore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Precisione in computer grafic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Primi esercizi con il modulo ADE di AutoCAD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Problemi di grafica bidimensionale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Progettare con il CAD su personal computer (1)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Progettare con il CAD su personal computer (2)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Progettiamo un circuito automobilistico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Ricominciamo da capo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Ricominciamo da capo. Elementi fondamentali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Ricominciamo da capo. La manipolazione delle figure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Rotazione attorno ad un asse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115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Software integrato e Computer Graphics (1)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10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Software integrato e Computer Graphics (2)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Stampante a colori o plotter?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Strumenti di grafica 3D in AutoCAD rel. 10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Strumenti grafici evoluti sotto Windows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Superfici spaziali: pratica con AutoDesk AutoSurf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22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Tecniche di animazione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25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Tra farfalle e mappe geografiche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3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Un'occhiata a StoryBoard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Un tentativo di classificazione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Uso avanzato dei caratteri grafici in screen 2 su PC IBM...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137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Utilizzo degli oggetti in movimento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Utilizzo produttivo di tool grafici (1)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Utilizzo produttivo di tool grafici (2)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Varie ed eventuali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Varie prospettive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Varie tecniche di animazione in ambiente PC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Verso i nuovi standard di grafica per il mondo IBM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14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Viste realistiche di oggetti 3D con Autoshade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Volare...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2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Windows Graphics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80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GRAFICA</text:p>
          </table:table-cell>
          <table:table-cell office:value-type="string" calcext:value-type="string">
            <text:p>WMF molta fatica e poca teoria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1993: inizia il 2000?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Bull: il proprietario è ospite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15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D'altro capo del filo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Digital Equipment Co.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Guerre informatiche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39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Hewlett Packard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IBM: proprietario è bello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Il mondo è in linea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I misteri del CASE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05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La nuova banca Olivetti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75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Olivetti: più standard degli altri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27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Siemens/Nixdorf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Standard e sistemi aperti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19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Tra le maglie della rete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Unisys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Unix: la base dei sistemi aperti?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03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RANDI SISTEMI</text:p>
          </table:table-cell>
          <table:table-cell office:value-type="string" calcext:value-type="string">
            <text:p>Un sogno chiamato TeraFLOPS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MC, CG, AD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007 in azione: "Missione Software"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39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Applicazione delle leggi: l'uso dei flou carta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Avanti a grandi passi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23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BBS e attività criminali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57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Commercializzazione dei sistemi esperti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Copyright: aspettando la resa dei conti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67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"De iure condendo" (sulle leggi da fare)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Diritto ambientale e informatica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Dopo il multimedia di Antonio Di Pietro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Gli effetti della normativa software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Guerra ai pirati informatici (1)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Guerra ai pirati informatici (2)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Il chip, che mascalzone!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Il computer crime nel settore bancario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Il contratto mediante telefax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Il lavoro ai videoterminali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Il lavoro al video terminale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03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Il minor danno possibile con la maggiore utilità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Il rischio Credit Card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01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Il software è protetto. E l'utente?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40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Informatica e controllo del lavoratore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Informatica ed ambiente e altre note sul tema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Informazione e attività giuridica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39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In nome della legge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I rimedi contro la pirateria diffusa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La legge sui crimini informatici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La protezione dei dati personali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La società dell'informazion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L'automazione dello studio legale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25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Le basi dati della CEE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Legge 558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75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Le leggi del "Teleschermo"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L'inadempimento nei contratti software (1)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L'inadempimento nei contratti software (2)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L'inadempimento nei contratti software (3)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Molte novità nel Codice Penale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Nel silenzio delle leggi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89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Non solo informatica, non solo diritto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Posta elettronica: problematiche e bisogni (1)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Posta elettronica: problematiche e bisogni (2)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Posta elettronica: problematiche e bisogni (3)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Promemoria per il nuovo parlamento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Riflessi dell'informatica sul mondo del lavoro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DIRITTO</text:p>
          </table:table-cell>
          <table:table-cell office:value-type="string" calcext:value-type="string">
            <text:p>Sistemi esperti &amp; DIRITTO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Aspetti legali della tecnologia EDI (1)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Aspetti legali della tecnologia EDI (2)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Coordinamento &amp; sviluppo attività formazione Ricerca informatica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Creazione di organismi parlamentari DI VALUTAZIONE Tecnologica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Elezioni: sistemi automatizzati di votazione E Scrutinio (1)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Elezioni: sistemi automatizzati di Votazione E Scrutinio (2)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Il flusso di dati transfrontiera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Il problema della sorveglianza tramite BANCA DATI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Il problema della tutela della privacy (1)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Il problema della tutela della privacy (2)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Il sistema informativo automatizzato DELLA CAMERA Dei Deputati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Informatica &amp; DIRITTO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Informatica &amp; DIRITTO penale (1)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Informatica &amp; DIRITTO penale (2)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La guerra dei chip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La tutela giuridica del software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Le banche dati personali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Nuove proposte di legge di argomenti INFORMATICO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Problemi ancora irrisolti per la tutela DEI DATI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Proposte di legge per la tutela giuridica DEL SOFTWARE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Prospettive e problemi del telelavoro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Trasferimento elettronico di fondi (1)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ARLAMENTO</text:p>
          </table:table-cell>
          <table:table-cell office:value-type="string" calcext:value-type="string">
            <text:p>Trasferimento elettronico di fondi (2)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FORMATICA &amp; PROFESSIONI</text:p>
          </table:table-cell>
          <table:table-cell office:value-type="string" calcext:value-type="string">
            <text:p>Animazioni in diretta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MC, MT</text:p>
          </table:table-cell>
        </table:table-row>
        <table:table-row table:style-name="ro1">
          <table:table-cell office:value-type="string" calcext:value-type="string">
            <text:p>INFORMATICA &amp; PROFESSIONI</text:p>
          </table:table-cell>
          <table:table-cell office:value-type="string" calcext:value-type="string">
            <text:p>Byte legali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29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PROFESSIONI</text:p>
          </table:table-cell>
          <table:table-cell office:value-type="string" calcext:value-type="string">
            <text:p>Computer grafica per la TV: architetture DIGITALI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MC, MT</text:p>
          </table:table-cell>
        </table:table-row>
        <table:table-row table:style-name="ro1">
          <table:table-cell office:value-type="string" calcext:value-type="string">
            <text:p>INFORMATICA &amp; PROFESSIONI</text:p>
          </table:table-cell>
          <table:table-cell office:value-type="string" calcext:value-type="string">
            <text:p>IL comunicatore multimediale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PROFESSIONI</text:p>
          </table:table-cell>
          <table:table-cell office:value-type="string" calcext:value-type="string">
            <text:p>Il fotomanipolatore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74</text:p>
          </table:table-cell>
          <table:table-cell office:value-type="string" calcext:value-type="string">
            <text:p>MC, MT</text:p>
          </table:table-cell>
        </table:table-row>
        <table:table-row table:style-name="ro1">
          <table:table-cell office:value-type="string" calcext:value-type="string">
            <text:p>INFORMATICA &amp; PROFESSIONI</text:p>
          </table:table-cell>
          <table:table-cell office:value-type="string" calcext:value-type="string">
            <text:p>Il modem dello speziale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60</text:p>
          </table:table-cell>
          <table:table-cell office:value-type="string" calcext:value-type="string">
            <text:p>MC, EMF</text:p>
          </table:table-cell>
        </table:table-row>
        <table:table-row table:style-name="ro1">
          <table:table-cell office:value-type="string" calcext:value-type="string">
            <text:p>INFORMATICA &amp; PROFESSIONI</text:p>
          </table:table-cell>
          <table:table-cell office:value-type="string" calcext:value-type="string">
            <text:p>I moduli dell'ingegnere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43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PROFESSIONI</text:p>
          </table:table-cell>
          <table:table-cell office:value-type="string" calcext:value-type="string">
            <text:p>Un video per l'architetto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INFORMATICA &amp; SCUOLA</text:p>
          </table:table-cell>
          <table:table-cell office:value-type="string" calcext:value-type="string">
            <text:p>Il computer a scuola: come?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office:value-type="string" calcext:value-type="string">
            <text:p>INFORMATICA &amp; SCUOLA</text:p>
          </table:table-cell>
          <table:table-cell office:value-type="string" calcext:value-type="string">
            <text:p>Multimedia: solo una promessa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63</text:p>
          </table:table-cell>
          <table:table-cell office:value-type="string" calcext:value-type="string">
            <text:p>LC/EF</text:p>
          </table:table-cell>
        </table:table-row>
        <table:table-row table:style-name="ro1">
          <table:table-cell office:value-type="string" calcext:value-type="string">
            <text:p>INFORMATICA &amp; SCUOLA</text:p>
          </table:table-cell>
          <table:table-cell office:value-type="string" calcext:value-type="string">
            <text:p>Numeri!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A cosa serve un Sistema Esperto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43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A cosa serve un sistema esperto? (1)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A cosa serve un sistema esperto? (2)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Ancora sulla visione e sulla percezione illusoria...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Com'è organizzato un sistema esperto?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Computer Vision e Astrazioni sequenziali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Cosa è un Sistema Esperto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Cos'è una tecnica di intelligenza artificiale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Cos'è un sistema esperto (1)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Cos'è un sistema esperto (2): è davvero...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Da SEE a Obscene - Dream garden, ovvero nel labirinto...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Identificazione degli oggetti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I linguaggi di elezione A.I. Il LISP (1)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I linguaggi di elezione A.I. Il LISP (2)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I linguaggi di elezione A.I. Il LISP (3)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I linguaggi di elezione A.I. Il LISP (4)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I linguaggi di elezione A.I. Il LISP (5)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I linguaggi di elezione A.I. Il LISP (6)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Il riconoscimento delle ombre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Il riconoscimento del mondo reale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Intelligenza artificiale e Sense of decision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I sistemi esperti (1)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I sistemi esperti (2)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0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La percezione del movimento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La possibilità di imparare a comprendere il linguaggio parlato (1)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La possibilità di imparare a comprendere il linguaggio parlato (2)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La specializzazione della conoscenza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211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La struttura di un sistema esperto e le sue differenze con un programma convenzionale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La struttura e la filosofia di Rosie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La visione (1)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La visione (2)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La visione (3)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La visione reale del mondo reale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La visione secondo Hirai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L'Intelligenza Artificiale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Modelli e tecniche di interpretazione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Proviamo un po' a discorrere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Riconosciamo la lingua parlata (1)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13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Riconosciamo la lingua parlata (2)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SEE, per vedere (1)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SEE, per vedere (2)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Sistema Esperto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307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Tecniche di descrizione degli elementi di un sistema esperto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Tecniche e campi di uso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9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ENZA ARTIFICIALE</text:p>
          </table:table-cell>
          <table:table-cell office:value-type="string" calcext:value-type="string">
            <text:p>Un esempio di struttura linguistica di Sistema Esperto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8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1st Computer Olympiad: segnali da Londra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20 ACM NACCC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A Londra si è spento il fuoco di Olimpia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Alphamet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Anagrammatica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71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Anagrammatica 2: gli anagrammi multiparola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Anagrammi e dizionari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Ancora test al calcolatore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Anno Domini II parte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Anno Domini I parte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Aritmetica letterale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21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Attrattori e mappe di Henon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Avventure nella realtà virtuale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37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Biomorfi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atene numeriche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ento di questi giochi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hi ha paura del Vigenere?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7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ifrari, cifre, e computer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omputer e salmoni (1)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omputer e salmoni (2)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omputer e vecchi merletti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onchiglie, corni e computer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ontiamo!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ore Wars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riptocalcoli al computer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rittografia a chiave pubblica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robots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5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ryptofeedback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CW: il secondo Torneo italiano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Dalla scytala al computer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Dal Principio del Rompicapo agli Algoritmi Genetici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Da Pietroburgo a d'Alambert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Dinamiche elettorali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Due misteri svelati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Dungeons, Computer &amp; Fantasy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Eliza contro Turing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Enigmistica e computer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13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Exodus: divampa la battaglia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Exodus, la guerra di Proia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Exodus: nottinsonni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Fiat Lux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Fine di un mito?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Frattali e complessi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Frattali e RAYTRACING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6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Frattali FLIB asteroidi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Gradara Ludens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Grigliata mista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4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Halma, una impegnativa migrazione di pedine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Hard &amp; Soft: Il gioco del computer senza computer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 cieli d'Italia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 cifrari monoalfabetici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0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 cifrari polialfabetici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0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II Program Cup: Casinò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II Program Cup: Rien ne va plus!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 labirinti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backgammon, questo sconosciuto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11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Biomorfoscopio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Data Encryption Standard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3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Domino: qualcosa di nuovo, anzi d'antico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 lettori col turbo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nostro secolo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6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Numerino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primo torneo di Crobots di MC-LINK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Primo Torneo di CRobots di MCmicrocomputer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Quarto Torneo di CRobots di MCmicrocomputer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secondo torneo di CRobots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Solitarie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teorema della mappa a quattro colori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terzo torneo di Intelligiochi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test di Turing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6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torneo di Boston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l torneo italiano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ndomabile domino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n linea con i lettori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o e... le regine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 Pentamini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 quadrati magici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I ribelli della divisibilità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Kasiaski, Playfair e Beale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11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a guerra dei quadrati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anrick, un gioco di scacchiera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'arte della deduzione (1)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'arte della deduzione (2)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'arte della deduzione (3)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a tribù di Clive Sinclair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a vendetta di Schroeppel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e passeggiate dei lettori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ettori e labirinti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IFE (1)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IFE (2)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IFE (3)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IFE (4): automi cellulari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otto &amp; Computer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L'ultimo Teorema di Fermat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Macchine a scatoline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Mal di test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35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Mandelbrot Follies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1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Mandelbrot strikes back!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Master Mind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57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Master Mind: la rivincita del computer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3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Matrici luminose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Microbi, turmiti ed altri animaletti del piano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61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Monete e bilance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Morphing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Nel sacco informatico di Babbo Natale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Numeri &amp; Fantasia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47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Numeri stravaganti (1)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Numeri stravaganti (2)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Olimpiade per computer: Londra 1989 come Atene 1896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Otto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angrammi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asseggiando nel piano (1)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asseggiando nel piano (2)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asseggiando sulle griglie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ile di pedine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oliamanti, poliesagoni e poliaboli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17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rima Olimpiade per computer: ultimissime da Londra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rimi alla meta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6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robabilità, paradossi e computer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roblemi al calcolatore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rogram CUP - Il torneo per i programmi che giocano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rogramma Cup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rogramma Cup (2): Exodus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Programma Cup: i vincitori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Quadrati, algoritmi ed assembler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8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Quadrati magici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Quadrati magici: parte seconda, tipi e proprietà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7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Quando il computer da' scacco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Quanto fa diecimila fattoriale?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4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Redcode e Mars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Regine ed Amazzoni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Regine ed amazzoni: il grande ritorno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Rithmomachia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Robot che imparano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6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Scacchi e computer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Scacchi e computer: è lontano il titolo mondiale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Scacchi eterodossi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Sesto Campionato Mondiale di Scacchi per Microcomputer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Sinfonia per Tangram e Computer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SIRDS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Soma: perdersi in un infinito cubico diviso in sette pezzi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Strategia e tattica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Supersfida Exodus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Tautopangrammi italici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Telematica ludica: dal gioco in differita...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5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Terza Program Cup: Casinò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Top Secret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Torniamo a monete e bilancio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Totocalcio e Computer: Quando il PC azzecca il 13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51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Turbo GameWorks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Turbo Mandelbrot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27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INTELLIGIOCHI</text:p>
          </table:table-cell>
          <table:table-cell office:value-type="string" calcext:value-type="string">
            <text:p>Un rinvio dopo l'altro verso un divertente patibolo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LOTUS AGENDA</text:p>
          </table:table-cell>
          <table:table-cell office:value-type="string" calcext:value-type="string">
            <text:p>Costruiamo un'applicazione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40</text:p>
          </table:table-cell>
          <table:table-cell office:value-type="string" calcext:value-type="string">
            <text:p>FP, LSA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4th Dimension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4th Dimension 3.0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4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dobe Multiple Master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13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ldus FreeHand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lias Sketch!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4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ncora sui WP per Mac: MultiWrite, Just Text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ncora su Word: la struttura delle formule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61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PD: Apple Personal Diagnostics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2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pple Color StyleWriter Pro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4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pple Macintosh Express Modem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3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pple PowerCD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4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pple PowerMacintosh Upgrade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6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ppunti di programmazione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ppunti di programmazione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ppunti di programmazione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ppunti di programmazione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ppunti di programmazione.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21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ppunti di programmazione: alla larga dalle bombe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ppunti di programmazione del Macintosh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A.R.A. Apple Remote Access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3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Borland Reflex for the Mac - alcune note sull'RTF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79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Calendar Maker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203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CD-ROM ToolKit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30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Claris Cad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Claris MacProject Pro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4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Claris MacWrite Pro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49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Claris Works 2.1 - Power To Go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5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Compilare uno Spreadsheet ¹ possibile?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30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Costar Stingray Trackball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CPS MacTools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8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Cricket Draw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203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Cricket Graph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Da MacWrite a Word-Buffer e ImageWriter II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39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Data Taylor Trapeze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Daystar Digital Charger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5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Daystar Digital Turbo 040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5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DoveFax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EasyTime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2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Editor... Expressionist 2.0 e MacEqn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Emac Silhouette Trackball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87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Emuliamo il PostScript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39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Excel 3 - Full Impact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19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Farallon Timbuktu per Mac e per Windows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31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Fax Modem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Febbre da Virus (2)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File Maker 4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FONTastic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73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Fontographer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FullWrite Professional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Glue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Grafica: lo stato dell'arte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GraphicWorks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Guerra di Database (2)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6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Hard Disk Mactronics mod. CMS/S40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Hard Disk Rodime 20 plus, calculator construction set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Hard Disk Toolkit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47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Hypercard II vers. 2.2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HyperTel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HyperTel II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87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Icon Collector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IDD Dreams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Il nuovo Fontastic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Il nuovo sistema operativo 6.02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Il Turbo Pascal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Il Turbo Pascal Database Toolbox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Image Assistant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2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In giro per l'Italia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4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I rapporti tra i font e QuickDraw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L'angolo delle utility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65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La programmazione Object Oriented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La programmazione Object Oriented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La Programmazione - ProGraph 2.5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5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La Tecnica di Stampa (1)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La Tecnica di Stampa (2)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8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Le basi della programmazione O.O.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6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Le risorse (1)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4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Le risorse (2)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29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Lo stato dell'ambiente, il pianeta Terra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5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ac Author - teniamo in ordine il nostro Hard Disk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AC Crunch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11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ac e dintorni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7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ac e i Virus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09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ac News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15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ac Notizie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6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ac Paint e dintorni, NutriCalc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acWrite 4.6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atch: Draw II/CanvasIDD Dreams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37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icrophone II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icrophone II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icroPhone Super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4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icrosoft Basic 3.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icrosoft Excel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icrosoft Excel 4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21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icrosoft FoxPro 2.6 Mac + PopupFolder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4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icrosoft Word: il convertitore DCA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35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icrosoft Works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Microsoft Works 3.0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News di grafica dal mondo Mac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Norton Utilities + News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Object Logo versione 2.0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Omnis 3 Plus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OOP (4)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Overvue 2.0 - screen saver install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Panorama 2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6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Per conoscere meglio MAC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31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Per far la vita più facile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4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PowerBook File Assistant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4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Power Draw versioni 1.1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4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Pyro!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Qualche utility di programmazione in Basic (1)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55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Qualche utility di programmazione in Basic (2)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39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Qualcosa di diverso!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Quando il floppy rallenta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Quanto costa un Macintosh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Quark XPress 2.12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Radius RocketWare e RocketShare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4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Retrieve It!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7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Retrospect Remote 2.0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05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SmallBusiness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3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SmallTalk-80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SmartForm Designer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11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SpyGlass Transform 2.0 e View 1.0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Stepping out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Suitcase II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Suitcase II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47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Sull'uso di Switcher combinato con Word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Symantec GreatWorks 2.0 ita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0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Symantec Public Utilities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4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System 4.3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69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System 5.0, il nuovo sistema operativo per Macintosh I e II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System 7.5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4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Think C 6.0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4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True Basic Deskscene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TrueForm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Un mouse alla volta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Un topo alla volta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66</text:p>
          </table:table-cell>
          <table:table-cell office:value-type="string" calcext:value-type="string">
            <text:p>RMD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Un WP per Mac: Write Now, Haba Word, Time Link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Utility et Alia (1)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Utility et Alia 2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03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Utility per tutti i gusti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51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Valdemar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2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VIP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Virus (I)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21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Wingz 1.0 (1)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Wingz 1.0 (2)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Word 5 vs WordPerfect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4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WordPerfect 3.0 Mac italiano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4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Word Processing: Nisus, Taste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57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Write Move II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53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Write Now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Ancora le regine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97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Ciambelle, nodi e fiorellini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11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Colori!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81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Contiamo "contiamo"!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11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Derivazione numerica e simbolica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41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Elaborazione testi in Mathematica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59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Equazioni differenziali ed equazioni alle differenze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95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Integrazione di funzioni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93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Introduzione alla grafica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35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Introduzione alla programmazione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57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I Trucchi del mestiere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99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La dieta di dati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71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Lepri e tartarughe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77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Liste, vettori e matrici in Mathematica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MathSource: la banca dati di Mathematica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87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MathSource su CD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25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Metodi di approssimazione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01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Primi passi con Mathematica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60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Programmare Mathematica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03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Un sistema per la matematica al calcolatore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Il CD della Pico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ADP, PC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Cmicrocomputer su CD-ROM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Il C)hat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32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In linea con il mondo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Internet per tutti?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64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I programmi P.D.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La connettività di Internet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La M)ailbox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7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La messaggistica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L'area P)rogrammi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9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L)eggere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77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MC-Link 4.0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MC-link e Internet: l'esplorazione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66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Mc-Link: le generalità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MCmicrocampus su MC-link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Menu U)tenti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77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P)reparare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R)ubriche e S)ervizi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5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Un mare di software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-LINK</text:p>
          </table:table-cell>
          <table:table-cell office:value-type="string" calcext:value-type="string">
            <text:p>X)press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7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Analisi specifica e progettazione di un simulatore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86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Analisi specifica e progettazione di un simulatore (2)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86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Analizzatore sintattico di Mini-Pascal realizzato in Prolog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412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Ancora Soft-Systolic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70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Architetture parallele: nuove frontiere per i database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324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Automi cellulari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88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Breve introduzione alle banche di dati...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47</text:p>
          </table:table-cell>
          <table:table-cell office:value-type="string" calcext:value-type="string">
            <text:p>FD'A, 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Calcolo parallelo e Fluidodinamica Computazionale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307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Cardiologia al computer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9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Centro Ricerche FIAT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85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Compatamus Ergo sumus (3)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72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Complessità computazionale e metodi di ottimizzazione combinatoria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9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Computamus ergo sumus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406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Computamus Ergo Sumus (2)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40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DARP: Dial A Ride Problem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321</text:p>
          </table:table-cell>
          <table:table-cell office:value-type="string" calcext:value-type="string">
            <text:p>LMO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Elab: Elaboratore numerico di segnali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FD'A, 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Eulogos: sistema per analisi linguistica (1)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78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Eulogos: sistema per analisi linguistica (2)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9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Implementazione di una macchina virtuale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313</text:p>
          </table:table-cell>
          <table:table-cell office:value-type="string" calcext:value-type="string">
            <text:p>RDB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Implementazione di una macchina virtuale ECSP (2)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INT Fl: interprete di un linguaggio funzionale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FD'A, 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I vincitori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61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KIM: Kernel for Information Management (1)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56</text:p>
          </table:table-cell>
          <table:table-cell office:value-type="string" calcext:value-type="string">
            <text:p>FDA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KIM: Kernel for Information Management (2)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354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La prima gara di robotica cellulare (1)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50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La prima gara di robotica cellulare (2)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88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La prima gara di robotica cellulare (3)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402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La realtà virtuale nella progettazione tridimensionale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406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Libro, biblioteca e computer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92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L'università e Ricerca negli USA (1)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92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L'università e Ricerca negli USA (2)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92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Matching tra dati preoperatori e intraoperatori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346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Mathematical Tree Algorithm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FD'A, 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Medicina e robotica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66</text:p>
          </table:table-cell>
          <table:table-cell office:value-type="string" calcext:value-type="string">
            <text:p>SM, FD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Meiko Computing Surface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53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Melod: elaboratore di semplici composizioni melodiche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FD'A, 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Microrobotica e robotica cellulare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344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Multiple Version Administrator: un tool di gestione per progetti sw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43</text:p>
          </table:table-cell>
          <table:table-cell office:value-type="string" calcext:value-type="string">
            <text:p>FD'A, 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Net-Solver System: progettazione di reti logiche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FD'A, 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N-Math: routine di calcolo in precisione multipla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FD'A, 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Pianificazione computerizzata di resezioni ossee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66</text:p>
          </table:table-cell>
          <table:table-cell office:value-type="string" calcext:value-type="string">
            <text:p>SM, FD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PiNa2: un sistema General Porpouse a parallelismo massiccio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Precomp: precompilatore Fortran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FD'A, 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Progetto Calcolo Parallelo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RDB, ADA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Progetto Prometheus: un'auto col computer a bordo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318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Progetto Prometheus: un'auto col computer a bordo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304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Prometheus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70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Robot cellulari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326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Robot cellulari con componenti istintivi (2)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SAM: un Robot Mobile Autonomo che interagisce con l'ambiente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9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Simulazione di Reti Neurali totalmente interconnesse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315</text:p>
          </table:table-cell>
          <table:table-cell office:value-type="string" calcext:value-type="string">
            <text:p>RDB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Soft Systolic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306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Software e Università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FD'A, 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Specifica e progetto del software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84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S.T.A.R. Simulazione Topologica con Auto Riduzione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310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Tiriamo le somme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Una procedura robotica per l'esecuzione di resezioni ossee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Un DataBase per l'analisi dei testi: Verbum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7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Un tentativo di stima del consumo di energia...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FD'A, GS</text:p>
          </table:table-cell>
        </table:table-row>
        <table:table-row table:style-name="ro1">
          <table:table-cell office:value-type="string" calcext:value-type="string">
            <text:p>MCMICROCAMPUS</text:p>
          </table:table-cell>
          <table:table-cell office:value-type="string" calcext:value-type="string">
            <text:p>Yankee: un altro shell per ingegneria della Conoscenza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FD'A, GS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Algoritmi di ordinamento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Famiglie logiche (1)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Famiglie logiche (2)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107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Generalità dei circuiti logici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I bit in cassaforte: le memorie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IEEE-488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La decodifica degli indirizzi sul Bus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La negazione logica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La selezione dei dispositivi sul bus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115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L'interfaccia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Lo standard Centronics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Memorie ed altri dispositivi sul bus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Proprietà logiche fondamentali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Spediamo i bi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77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CMICROFACILE</text:p>
          </table:table-cell>
          <table:table-cell office:value-type="string" calcext:value-type="string">
            <text:p>Un po' di logica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61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39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53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 C64 vs Amiga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: l'editor musicale (1)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65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: l'editor musicale (2)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69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: l'editor musicale (LM)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: l'editor musicale (routine IRQ)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... Moltiplicando Sprite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49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: Moltiplicazione degli Sprite (1)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: Moltiplicazione degli Sprite (2)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79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: Moltiplicazione degli Sprite (3)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83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: Scrolling 3D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Scuola di videogame: suoni digitalizzati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digitalizzatore audio (il software)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71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Megagame (per il 64) tutto nostro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10) - un digitalizzatore audio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71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11)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12) - Scuola di videogame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13)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14)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15)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16)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17)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18)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19)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05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20)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83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2) - Scuola di videogame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3)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73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4)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79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5)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6)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7)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81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8)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GAGAME 64</text:p>
          </table:table-cell>
          <table:table-cell office:value-type="string" calcext:value-type="string">
            <text:p>Un videogioco tutto nostro (9)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3 applicazioni su CD-ROM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Apple CD SC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Applicazioni del CD-ROM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CD File System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CD-ROM Multilingue Zanichelli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CD-ROM: strategie progettuali...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Cos'è un CD-ROM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Data preparation per CD-ROM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21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Diabolico, Virtuoso, Incredibile, DVI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Electronic Document Management System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Info + Disk, Banche Dati e Memorie Ottiche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I sistemi di archiviazione ottica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MS-DOS Extensions: la chiave di compatibilità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Settori applicativi e media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Third International Conference on CD-ROM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Worm Disk Drives Maxtor RXT-800S e Optotech 5984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EMORIE OTTICHE</text:p>
          </table:table-cell>
          <table:table-cell office:value-type="string" calcext:value-type="string">
            <text:p>Worming inside...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MICROPLAY</text:p>
          </table:table-cell>
          <table:table-cell office:value-type="string" calcext:value-type="string">
            <text:p>Alea jacta est - progetto numeri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8</text:p>
          </table:table-cell>
          <table:table-cell/>
        </table:table-row>
        <table:table-row table:style-name="ro1">
          <table:table-cell office:value-type="string" calcext:value-type="string">
            <text:p>MICROPLAY</text:p>
          </table:table-cell>
          <table:table-cell office:value-type="string" calcext:value-type="string">
            <text:p>Azzardo - ordinamento numeri killer computer - pensieri di MC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6</text:p>
          </table:table-cell>
          <table:table-cell/>
        </table:table-row>
        <table:table-row table:style-name="ro1">
          <table:table-cell office:value-type="string" calcext:value-type="string">
            <text:p>MICROPLAY</text:p>
          </table:table-cell>
          <table:table-cell office:value-type="string" calcext:value-type="string">
            <text:p>Domanda a bruciapelo - 2OO1 odissea nell'ospizio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30</text:p>
          </table:table-cell>
          <table:table-cell/>
        </table:table-row>
        <table:table-row table:style-name="ro1">
          <table:table-cell office:value-type="string" calcext:value-type="string">
            <text:p>MICROPLAY</text:p>
          </table:table-cell>
          <table:table-cell office:value-type="string" calcext:value-type="string">
            <text:p>Un quesito - chi sono? - pareva brutto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8</text:p>
          </table:table-cell>
          <table:table-cell/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Aggiunte alle funzioni di gestione del video (1)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Aggiunte alle funzioni di gestione del video (2)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Comandi grafici e di utilità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 comandi esterni (1)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 comandi esterni (2)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 comandi esterni (3)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 comandi esterni (4)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 comandi esterni (5)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 comandi interni: EXETOBIN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 device driver (1)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 device driver (2)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 device driver (3)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 device driver (4)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 device driver (5)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 device driver (6)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 device driver (7)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l Mouse (2)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l Mouse (3)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l Mouse (4)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6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l Mouse (5)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l Mouse (6)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l Program Segment Prefix (PSP)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l sistema operativo MS-DOS (1)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l sistema operativo MS-DOS (2) ancora sulle directory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l sistema operativo MS-DOS (3)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l sistema operativo MS-DOS (4)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Il sistema operativo MS-DOS (5) I comandi di gestione file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La programmazione in batch (1)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La programmazione in batch (2)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La programmazione in batch (3)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Le routine relative all'INT10H (1)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Le routine relative all'INT10H (2): La gestione del video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Le routine relative all'INT10H (3): La gestione del video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Multi-tasking in Time-Sharing con il Turbo Pascal (1)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Multi-tasking in Time-Sharing con il Turbo Pascal (2)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Nuovi font di carattere per Turbo Pascal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219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Parliamo un po' di mouse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-DOS</text:p>
          </table:table-cell>
          <table:table-cell office:value-type="string" calcext:value-type="string">
            <text:p>Un po' di hardware ogni tanto non guasta...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Generalità sul sistema MSX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SDN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Gli Slot (1)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Gli Slot (2)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 componenti di I/O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SDN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Bootstrap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comando Sound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compilatore C (1)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compilatore C (2)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compilatore C (3)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39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compilatore C (4)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compilatore C (5)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disk Drive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Music Macro Language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03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PSG AY-3-8910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SDN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PSG e la musica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PSG e la musica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registratore a cassette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Turbo Pascal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33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V9938 (1)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237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V9938 (2)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V9938 (3)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53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V9938 (4)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V9938 (5)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V9938 (6)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V9938 (7)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video (1)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73</text:p>
          </table:table-cell>
          <table:table-cell office:value-type="string" calcext:value-type="string">
            <text:p>SDN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video (2)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l video (3)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203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I tasti funzione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a grafica (1)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a grafica (2)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a grafica (3)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a grafica con il Turbo (1)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221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a grafica con il Turbo (2)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a grafica con il Turbo (3)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a RS232 (1)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47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a RS232 (2)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a RS232 (3)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a RS232 (4)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e cartridge (1)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e cartridge (2)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e funzioni dell'MSX-DOS (1)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e funzioni dell'MSX-DOS (2)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e funzioni dell'MSX-DOS (3)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'interfaccia stampante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SDN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'MSX-Basic (1)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'MSX-Basic (2)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'MSX Basic (3)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'MSX Basic (4)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'MSX-DOS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MMA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3DO, uno standard multimediale?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A.D.A.M. dà corpo al Multimedia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88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All'ombra del Vesuvio: a Pozzuoli i laboratori Multimediali di Olivetti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27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Benvenuti al Digital World '92!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Bologna: fiera del libro per ragazzi e multimedialità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84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CD-I One Los Angeles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81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Compressione immagini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261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Con QuickTime, Macintosh vi porta al cinema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97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Dall'audiovisivo al multimedia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7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Digital World Conference &amp; Exposition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Enciclopedia Grolier '94 per CDTV e CDPD III per tutti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70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Film interattivi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BM ed il medium ideale: Ultimedia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66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l Ballerino Lorenzo Jovanotti in CD multimediale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l canale per comunicare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l COMDEX Fall '93 è multimediale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l futuro è già qui: la TV interattiva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69</text:p>
          </table:table-cell>
          <table:table-cell office:value-type="string" calcext:value-type="string">
            <text:p>GG, BO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l multimediale interattivo europeo protagonosta al Milia di Cannes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l progettoo Multimediale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7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l suono, problema difficile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59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l teatro multimediale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l Telecomputer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41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nteractive Multimedia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13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ntermedia '94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78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ntermedia: Multimedia e CD-ROM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ntervista al prof. Nicholas Negroponte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Invision 1994, il COMDEX multimediale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Kodak Photo CD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La macchina multimediale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La tecnologia e le aspettative umane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Le tecnologie che permettono il successo dei Multimedia.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05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L'interattività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Macromedia, la fusione di Authoware e MacroMind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81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MM Expo di San José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Multimedia per Silicon Graphics _ Digital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295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Multivisione: Immagini, suoni e byte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Olivetti e il Multimedia made in Italy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13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Problemi di immagine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Progettare l'interfaccia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Quel ramo di Como...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Realtà multimediale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San Francisco: The International Conference &amp; ...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03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ScriptX, by Kaleida Labs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SMAU '93 multimediale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Speciale M.I.T. Media Lab: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Stargazer in Italia con Bell Atlantic e Stet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8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Strumenti multimediali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8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Tecnologie interattive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The Virtual Reality Factory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11</text:p>
          </table:table-cell>
          <table:table-cell office:value-type="string" calcext:value-type="string">
            <text:p>EV, EDS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Tiger Microsoft, il multimedia on-line alternativo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Una buona idea non è sufficiente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Un anno dopo ¹ NewMedia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Verso la Bibliomediateca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X-Plora 1: intervista a Peter Gabriel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ADPnetwork!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93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Circuiti sequenziali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400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Comunicazioni inter process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87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Cooperazione ad ambiente locale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Dalle stelle allo stallo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92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Il modello CSP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92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Implementazione OCCAM di Reti Neurali (1)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339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Implementazione OCCAM di Reti Neurali (2)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340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Occam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344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Occam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409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OCCAM: Fault tolerant link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329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OCCAM: l'esempio concreto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92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OCCAM: l'esempio concreto (2)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329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OCCAM: Parallelismo puro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63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Parallel Processing (1)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Parallel Processing (2)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Reti neurali di Kohonen implementate in OCCAM (1)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339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Studio di una algoritmo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98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Un simulatore parallelo di circuiti elettronici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340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Un simulatore parallelo di circuiti elettronici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350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Un simulatore parallelo di circuiti elettronici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98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Bridge Router RC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81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Costruiamo un LAN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81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Ethernet e dintorni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LC, GGI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FDDI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323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FDDI (2)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317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IntroduzioNET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LC, GG, ASA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LAN promenade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77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Le WAN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L'interconnessione delle reti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97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MAN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327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Problematiche di rete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FP, FLV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Programmazione del dBase III e del Clipper in rete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FP, FLV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TCP/IP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83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Token Passing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LC, GGI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Verso la rete integrata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328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WAN (II parte)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333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X.25: il livello pacchetto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X.25: livello uno e due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81</text:p>
          </table:table-cell>
          <table:table-cell office:value-type="string" calcext:value-type="string">
            <text:p>LC, GGI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Amstrad ALT386sx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Apple PowerBook + Quadra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ART GALLERY '94: Le selezioni per Bit.Movie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Atlanta: NetWorld + Interop '94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Borland Languages Conference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CD-DEX 486/33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COMDEX Spring &amp; Windows World '94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Compaq Portable 486c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Compatibile MacPortable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Electronic Media: 46 Fiera del Libro di Francoforte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Logimouse Pilot Amiga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OS/2 Warp Beta II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Parsytec GC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Photokina '94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Scheda Expanz!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SIGGRAPH '91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Silicon Country: ComDEX e Multimedi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SMAU '94 all'insegna del rinnovamento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T2200SL + T4400SX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Televideo RAI + MC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Tulip Vision 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Urbino - V Festival Italiano dei Giochi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Windows secondo Lotus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X86 vo' cercand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OOP</text:p>
          </table:table-cell>
          <table:table-cell office:value-type="string" calcext:value-type="string">
            <text:p>Introduzione alla programmazione orientata all'oggetto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OOP</text:p>
          </table:table-cell>
          <table:table-cell office:value-type="string" calcext:value-type="string">
            <text:p>Introduzione II parte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41</text:p>
          </table:table-cell>
          <table:table-cell office:value-type="string" calcext:value-type="string">
            <text:p>SP, CG</text:p>
          </table:table-cell>
        </table:table-row>
        <table:table-row table:style-name="ro1">
          <table:table-cell office:value-type="string" calcext:value-type="string">
            <text:p>OOP</text:p>
          </table:table-cell>
          <table:table-cell office:value-type="string" calcext:value-type="string">
            <text:p>Ma cos'è questo OOP?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Config. SYS (1)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10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Gestione degli errori in REXX/2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Gestione degli errori in REXX/2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06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Gli oggetti dati della WPS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Gli oggetti programma della WPS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66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Gli oggetti stampante della WPS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Gli oggetti stampante della WPS: i settaggi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HPFS, un file system al passo con itempi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0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Il brutto anatroccolo diventa cigno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CG, 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La compatibilità DOS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La configurazione del Sistema e della WorkPlace Shell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00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La configurazione del Sistema e della WorkPlace Shell: la scrivania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14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La configurazione del sistema: il CONFIG.SYS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08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L'ottimizzazione del caricamento del sistema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0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Nuove istruzioni per il controllo di flusso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OS/2 ed i suoi thread, un binomio vincente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9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Qualche consiglio ed una prima dose di WPS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Sintassi? Semantica? No, grazie semplicità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0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Trucchi e suggerimenti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02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Un approccio inconsueto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80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OS/2</text:p>
          </table:table-cell>
          <table:table-cell office:value-type="string" calcext:value-type="string">
            <text:p>Uno sguardo al REXX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2RC N.O.V.A. PCPhoto Album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Adobe Acrobat Exchange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Altec ACS300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Amstrad Notepad NC150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Apple PowerBook Duo 250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Computer Discount DEX 486sx 25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Creative per la creatività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dBase Compiler 2.0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DeLorme Global Atlas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Diamond Multimedia Kit 5000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Diamond Stealth 64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Diamond Viper Pro Video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Discovery FaxModem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Fax Converter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Gamma Computer HD Split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Hayes modem Optima 14400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Hyundai 4000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Innova Telecomanda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Jepssen 486DX SYSTEM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Landmark Uninstall-it!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LifeView II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Logitech AudioMan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Logitech ScanMan Easy Touch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MediaVision DoubleFusion LX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Modem Zoom Voice Data FAX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45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Morph per Windows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NEC CD-ROM: MultiSpin 38 e MultiSpin 74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NEC MultiSync 4E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NEC MultySync 5FG monitor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Olivetti JP50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Olivetti PCS Educator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4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PC Tools Pro 9.0 + MacTools 3.0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PC, VDD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Phonic Multimedia Upgrade Kit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Phonic Supreme PC14400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Pioneer DRM 602X CD-ROM Changer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Pioneer DR U104X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PowerBuilder Desktop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QuattroPro 5 DOS/Win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Siemens PCD-4H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Sistemi crittografia Teleproject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4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TecnoWare MicroSave 800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Terminale Telex Sintelco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TravelMate Colore TFT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Unidata Modula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Win/TV televideo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AESAGGI ARTIFICIALI</text:p>
          </table:table-cell>
          <table:table-cell office:value-type="string" calcext:value-type="string">
            <text:p>Animazione ed effetti speciali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00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PAESAGGI ARTIFICIALI</text:p>
          </table:table-cell>
          <table:table-cell office:value-type="string" calcext:value-type="string">
            <text:p>Avviciniamoci alla 3D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PAESAGGI ARTIFICIALI</text:p>
          </table:table-cell>
          <table:table-cell office:value-type="string" calcext:value-type="string">
            <text:p>La creazione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33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PAESAGGI ARTIFICIALI</text:p>
          </table:table-cell>
          <table:table-cell office:value-type="string" calcext:value-type="string">
            <text:p>Rappresentazione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AESAGGI ARTIFICIALI</text:p>
          </table:table-cell>
          <table:table-cell office:value-type="string" calcext:value-type="string">
            <text:p>RAYTRACING, pianeti e presenza umana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264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Custom Controls con Paradox per Windows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02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Da Paradox DOS a Paradox Widows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Dialoghiamo in PAL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Integrazione con WordPerfect e OLE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Interoperability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00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La buona educazione sotto Windows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Lettura dei messaggi con PxPress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47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L'uso di ObjectPAL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Messaggi d'errore, trucchi ecc...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00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Multitasking con Paradox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88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Oltre il Paradox Workshop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Organizzazione dei menu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22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Programmazione guidata degli eventi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PXpress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PXpress: le Dialog Box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PxPress: le procedure di importazione dei messaggi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PXPress: menu e utility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97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PxPress: messaggi originali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92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PxPress: ultima parte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06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Quale Paradox?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READER.SC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64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Amiga PD, frenetica passion...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Avanti la grafica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64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Avanti tutta!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60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A volte ritornano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86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Buone e cattive notizie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332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Caldo torrido sul PD Amiga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42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Che autunno sarà?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80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Cocktail con il ghiaccio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Di nuovo l'America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48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è arrivato Babbo Natale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96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Finalmente si cambia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59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Finalmente si cambia!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311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Fish Fish Hurrà!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310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Fratelli (d'Italia e) d'Amiga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Fritto misto per Amiga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Gestiamo meglio il PC con il software di Pubblico Dominio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Giro di boa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80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I nuovi concetti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58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La corsa continua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332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L'appetito vien mangiando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Lìevoluzione della specie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78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Ma aggiornarsi è un obbligo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346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Maggio vai adagio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86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Marzo è pazzo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95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Mille Pesci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70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Natale porta consiglio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96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Nuova linfa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84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Panta Rei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308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PD Amiga caldo caldo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PDAmiga: di nuovo gli italiani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PDAmiga di tutto, di più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PD in diretta dal mondo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82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Piatto ricco mi ci ficco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Primavera di bellezza?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84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Public Domain tra il serio e il faceto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Quando il gioco si fa duro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Repetita Iuvant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92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Ricomincia la corsa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Riecco gli italiani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74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Rumori fuori scena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404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Sogno di una notte di mezza estate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310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Speranze e progetti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64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The Show Must Go On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71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Tutto tranquillo sul fronte occidentale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58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Un inverno carico di programmi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98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Un tranquillo inverno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80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Uozz'America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82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AMIGA</text:p>
          </table:table-cell>
          <table:table-cell office:value-type="string" calcext:value-type="string">
            <text:p>Valanga invernale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7 sistemi per 7 fratelli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Arrivano i cloni?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8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A.V.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8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Bye Bye Sculley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9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Colore, stupore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30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Compatibilità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6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Consumer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31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Emuliamoci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40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Hardaware vs software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8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Hypercard III: la rivincita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Il cinema in casa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7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Il Mac nudo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7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in attesa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30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Inizia il futuro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8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Mac 486/dx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Mac alla riscossa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MAChe belle novità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47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Mac in libertà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3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Macintosh chiama IBM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31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Made in Italy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65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MIDI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7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Non consigliate un Mac!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99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Nuovi Mac per sognare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7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PD &amp; Mele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6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Perché non parli?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Performa o Education?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4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Performa per tutti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5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Power MAC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9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Questione d'onore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5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Scopri e vinci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32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Seimilache?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8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Sempre più su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6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Settepuntouno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7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Slip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8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Staccatevi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87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Star Trek sul Mac?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32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System 8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301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Troppo facile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Unimplemented Trap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33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Un Mac prêt-à-porter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34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AC</text:p>
          </table:table-cell>
          <table:table-cell office:value-type="string" calcext:value-type="string">
            <text:p>Un po' di brio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7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6 CD Rom di PD per MSDOS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MGE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800, Arcery, Italink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MGE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Al 91mo minuto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7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Alde, QEdit, Fracint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MGE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Altre 4 (o 15) utili utility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27</text:p>
          </table:table-cell>
          <table:table-cell office:value-type="string" calcext:value-type="string">
            <text:p>MGE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Arruoliamoci!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36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Aspettando...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7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Aspettando il vincitore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8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Che fai giochi?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9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"...che il cielo ci cada sulla testa"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7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Collezioniamoci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5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Due linguaggi AWK di PD con sorgenti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95</text:p>
          </table:table-cell>
          <table:table-cell office:value-type="string" calcext:value-type="string">
            <text:p>MGE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E× nato HAL 9000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305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Enjoy PD Software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305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Et voilé!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5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Fortuna audaces iuvat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7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Forza Italia!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63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Ghimmi faiv (dammi il cinque)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8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Gioca che ti passa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30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Gli esami non finiscono mai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7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Il software di Pubblico Dominio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MGE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In balia dell'attesa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7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In finale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30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Interessa l'oggetto?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5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Jngle Bells, Jingle Bells...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53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Librerie PD per linguaggio C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MGE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Librerie per il Clipper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Mare o montagna: vacanze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3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Minimum Tax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32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Mini o Maxi? Midi!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9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Non plus ultra!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7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PD italiano, di tutto di più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63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Prima dell'alba ecco l'Aurora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5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Programmi di comunicazione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MGE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Quattro pezzi un soldo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7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RAYTRACING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89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Risparmiamo spazio sull'hard disk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61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Roby e quattordici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33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Sconosciuti ma illustri (1)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Sconosciuti ma illustri (2)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6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Scorre il tempo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7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Shell per la gestione di file e programmi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97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Siamo Seri...ali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315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Si legge Si Robot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89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Spazio Ultima frontiera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33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Tutti al mare...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Un Pot-pourri di PD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55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Upgrade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6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Usa e getta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91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Utopia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7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Vade retro demomaniaci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7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Ventotto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4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Virus/De Virus &amp; programmi di compattazione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MGE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Windows gusto adulto (1)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77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 MS-DOS</text:p>
          </table:table-cell>
          <table:table-cell office:value-type="string" calcext:value-type="string">
            <text:p>Windows gusto adulto (2)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55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D-SOFTWARE AMIGA</text:p>
          </table:table-cell>
          <table:table-cell office:value-type="string" calcext:value-type="string">
            <text:p>Di palo in frasca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86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D SOFTWARE ARCHIMEDES</text:p>
          </table:table-cell>
          <table:table-cell office:value-type="string" calcext:value-type="string">
            <text:p>Archie PD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PD SOFTWARE ARCHIMEDES</text:p>
          </table:table-cell>
          <table:table-cell office:value-type="string" calcext:value-type="string">
            <text:p>Archie PD atto secondo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PD SOFTWARE ARCHIMEDES</text:p>
          </table:table-cell>
          <table:table-cell office:value-type="string" calcext:value-type="string">
            <text:p>Archie PD Software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MMI</text:p>
          </table:table-cell>
        </table:table-row>
        <table:table-row table:style-name="ro1">
          <table:table-cell office:value-type="string" calcext:value-type="string">
            <text:p>PD SOFTWARE CP/M</text:p>
          </table:table-cell>
          <table:table-cell office:value-type="string" calcext:value-type="string">
            <text:p>Software PD per il CP/M: Linguaggi &amp; Utility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81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D SOFTWARE CP/M</text:p>
          </table:table-cell>
          <table:table-cell office:value-type="string" calcext:value-type="string">
            <text:p>Software PD per il CP/M: programmi di comunicazione e (de)compattatori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D SOFTWARE CP/M</text:p>
          </table:table-cell>
          <table:table-cell office:value-type="string" calcext:value-type="string">
            <text:p>Software PD per il CP/M: un Sistema Operativo ShareWare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ROVE CALCOLATRICI</text:p>
          </table:table-cell>
          <table:table-cell office:value-type="string" calcext:value-type="string">
            <text:p>Hewlett Packard 11C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PROVE CALCOLATRICI</text:p>
          </table:table-cell>
          <table:table-cell office:value-type="string" calcext:value-type="string">
            <text:p>Hewlett Packard 15C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PROVE CALCOLATRICI</text:p>
          </table:table-cell>
          <table:table-cell office:value-type="string" calcext:value-type="string">
            <text:p>Hewlett Packard 75C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CALCOLATRICI</text:p>
          </table:table-cell>
          <table:table-cell office:value-type="string" calcext:value-type="string">
            <text:p>HP 82161A - Microcassetta digitale in HP-IL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PROVE CALCOLATRICI</text:p>
          </table:table-cell>
          <table:table-cell office:value-type="string" calcext:value-type="string">
            <text:p>HP 82192A - Modulo timer per HP-4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PROVE CALCOLATRICI</text:p>
          </table:table-cell>
          <table:table-cell office:value-type="string" calcext:value-type="string">
            <text:p>Retrospettiva Compucorp 326 Scientis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PROVE CALCOLATRICI</text:p>
          </table:table-cell>
          <table:table-cell office:value-type="string" calcext:value-type="string">
            <text:p>Texas Instruments Modulo SSS RPN simulat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PROVE CALCOLATRICI</text:p>
          </table:table-cell>
          <table:table-cell office:value-type="string" calcext:value-type="string">
            <text:p>Texas Instruments TI-55 II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PROVE CALCOLATRICI</text:p>
          </table:table-cell>
          <table:table-cell office:value-type="string" calcext:value-type="string">
            <text:p>Texas Instruments TI-55 II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PROVE CALCOLATRICI</text:p>
          </table:table-cell>
          <table:table-cell office:value-type="string" calcext:value-type="string">
            <text:p>TI-66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cer 1100/33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cerNote 730i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corn Archimedes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corn Archimedes A3000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corn Archimedes R140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corn Atom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MDL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corn Electron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corn Master 512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CT Aprico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CT Apricot F1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mbra Hurdla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mbra Hurdla 100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mbra Sprinta 2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mbra Treka Max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MD contro Intel 386/33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miga 3000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mstrad 4386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mstrad ACL-386SX120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mstrad CPC 46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mstrad PC 1512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mstrad PC2086 D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mstrad PC 7486 SLC 80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mstrad PPC 512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ntea SHD DESIGNote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Centris 610 e 650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Computer Macintosh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Duo Dock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IIc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IIgs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III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Macintosh Centris 660 AV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Macintosh II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Macintosh II ci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Macintosh IIcx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Macintosh PowerBook 100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Macintosh SE/30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PowerBook 165 color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PowerBook 170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Powerbook 540c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ple PowerMac 7100/66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ricot F-1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ricot XEN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pricot Xen-i XD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sem DESK 5O30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sem Thor 900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ST Premium 286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ST Premium 386/33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ST Premium 386 - Compaq Deskpro 386s - Olivetti M 380/XP1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tari 1040 ST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tari 130 XE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tari 8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tari 800 XL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tari Mega ST 4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tari PC folio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Atari TT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Bit Computers PC bit 386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Bit Computers PC bit AT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Bondwell B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Bondwell B300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Bondwell PRO 8 TH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Brainstorm ST 386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ambridge Computer Z88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anon V20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anon X-07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asio FP-110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asio FP-20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asio FP-600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asio PB-10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DC DEX 486-DLC/25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DC PowerMate 386-40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modore 128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MDL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modore Amiga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DI, 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modore Amiga 1200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modore Amiga 4000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modore Amiga 500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modore PC-1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modore PC 10-III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modore PC 40-III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modore PC 60-40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modore Plus 4 (Hardware)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MDL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486c.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Concerto 4/25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Contura Aero/25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Contura/Proline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DeskPro 386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DeskPro 386/33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Deskpro 486/25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DeskPro-audio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DeskTop 66 MHz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Lite /20 e /25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LTE 386s/20 60M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LTE e LTE/286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LTE-Lite/c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Portable III 386/20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aq SLT/286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uter Discount DEX con Pentium - PCI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omputer Discount SuperMate 486DX/50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CyberMate 386sx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Data General 466V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Datavue Spark &amp; Snap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Dell 320SLi notebook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Dell 325 NC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Dell 425s/l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Dell 466/L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Dell 486/50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Dell 486 D/16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Dell 486D/50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Dell NB 320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Digital Rainbow 100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Dragon 32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D.Top Unibit Giotto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Epson Endeavor 4S/25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Epson L3s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Epson NB3s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Epson PC AX3s - Desktop e portatile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Epson PX-8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Epson XH-2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FORA 386sx (con slot)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Fujitsu PoqetPad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Fujitsu PoqetPC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19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General Processor GPS-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Grundy NewBrain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Hewlett Packard 100LX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Hewlett Packard 28C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Hewlett Packard 95LX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Hewlett Packard HP-110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Hewlett Packard HP-B7 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Hewlett Packard Integral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Honeywell Questar/M: hardwar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Honeywell Questar/M: softwar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BM 24 ore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BM Aptiva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BM AT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BM Personal System2 mod. 50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BM PSP Value Point 6482 DX4 100MHz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BM PS/VP 6384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BM ThinkPad 750C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CL Personal Computer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CS-Sord M23 Mark III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l 386 dice 33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ntercomp Class XAT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ntercomp Digit 2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ntercomp Master X386 C-33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ntercomp Target XAT-16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nterdata ID-386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Iper CADstation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Jepssen LANstation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Jepssen M-PC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Jepssen MPC-Total Control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Jepssen Pentium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Kyber Calcolatori MINUS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acintosh LC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acintosh LC 630 + TV/Video System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acintosh Plus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acintosh Portable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aster 330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aster Notebook 486/33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aster Pro 486 VESA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aster Pro LocalBus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aster Tidalwave PS-100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attel Electronics Aquarius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MDL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cPerson Scriba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emorex Fly 386/25 HS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emorex MITE-40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25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emorex Telex 7270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emotech MTX 51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icrosys 486/50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icrotek 486 SX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icrotek Personality AT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itac 286VE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Multitech Micro-professor MPF-II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NEC MultiSpeed HD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NEC Versa M/75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27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NEC Versa S/33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NEC Versa V/50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NeXTstation color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Olivetti Echos 44 Color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Olivetti M10 + TRS 80 mod 100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Olivetti M19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Olivetti M300-02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Olivetti M38O/XP9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Olivetti M4 modulo 62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Olivetti P500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Olivetti Prodest PC-1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Olivetti Quaderno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Olivetti Quaderno 33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Oric-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Osborne 3 Encore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Osborne I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almTop Evart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bit 286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bit 286 portable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 Bit at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compatibili e compatibilità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IBM o compatibile?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le prve e i risultati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 Master Cyrix 486 S2/40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 Master Euroline 486/33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 Plus Vanda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a Pc IBM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Adlin XT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Advance 86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AlphaMicro AM-510-FWM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Belton Lemon Intelligent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Commodore PC 10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Data General One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Ericsson PC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Ericsson PC portatile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Express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Honeywell PC superteam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7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Intercomp XPC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ITT XTRA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Joytech Litius PC 2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Multitech MPF - PC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Olivetti M24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Osborne 3 Encore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PC Bit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Philips P3100 PC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Pulsar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Scala Susy 5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Siprel Kid 88 PC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Sperry PC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8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Toshiba T 1100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c: schede Pc compatibili (Toshiba T 1500)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91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hilips NMS 8255 MSX2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hilips NMS 8280 MSX2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hilips NMS 910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hilips NMS AT25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hilips P-2000C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hilips VG 8110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hilips VG 8235 (MSX2)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hilips Videopac G7400 + C742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ortatile Softcom Modulare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rima System 30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sion Organizer II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Psion Serie 3a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Rete Unidata 486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LM, 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Rockwell AIM 65/4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aga BIP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AM coupé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anyo 16LT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chneider PC7640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harp MZ-700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harp MZ-800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harp PC - 1251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harp PC - 1260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harp PC-1500 e CE-150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harp PC 2500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harp PC-320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harp PC-500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harp PC 6220 e Texas TM 2000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harp PC 7000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HR FlexBook 3225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HR SPX 3840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iemens Nixdorf PCD-4NC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iemens/Nixdorf PCD-4RA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inclair QL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inclair Spectrum Plus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inclair ZX 8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MDL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inclair ZX Spectrum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MDL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iprel Personal Kid 640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irius 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oftcom Master Euroline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ony MSX HB-75P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pectravideo SV-328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pectravideo SVI 728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perry PC/IT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perry PC/micro IT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takar 486 DX4/100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takar A42D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takar B5A 486DX-66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taver PCI 486 DX2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SuperMate 486DLC-33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andom PAC 286 Plus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andon 386sx (lap-top)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andon LT/286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andon NB/386sx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andon PacII 486/33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andon T386/33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andy 1400 LT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leproject Micro Q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leproject MicroQ 486DX/2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xas 4000 a confronto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xas Instruments TI-74 Basicalc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xas Instruments TI-95 Procalc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xas Instruments TI-99/4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xas Instruments TM 4000E WinDX4/75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xas Instruments TravelMate 3000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xas Instruments TravelMate 4000 WinDX2 50 MHz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xas Instruments TravelMate 4000 WinSX/16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xas Instruments TravelMate 4000 WinSX/25 e WinDX2/40 colore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xas Instuments CC-4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xas microLaser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xas TravelMate 3000WinSX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exas TravelMate 4000M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iny 650 + Tiny Pro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oshiba HX 10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oshiba HX 23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oshiba T-10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oshiba T1000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oshiba T1000SE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oshiba T1100 plus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oshiba T1200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oshiba T1600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oshiba T2200SX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oshiba T-300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rackPortable RadioMouse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riumph Adler Alphatronic PC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RS Micro Color Computer MC-IO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Tulip TR 486sx/e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bit DS325 S/135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bit DS 340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bit Giotto 486/66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bit LS212 (286cga)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bit NB 320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bit NB320s e NB320exec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bit PCbit 286 SP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bit PCbit V30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bit PCdue 55 e 65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bit PCport SX/VGA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bit TSX 300/33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data 286 (note-book)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data AX 9000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data ChartBook BX320/120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data PX 433/170W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data PX-6047 e AX-80B7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data PX-60 e PX-80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Unidata X386D/33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Vector Graphic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Veridata 386 (Microtek)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Veridata 386s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Vobis Handyscreen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Vobis HighScreen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Vobis Highscreen 386DX-40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Vobis HighScreen BlueNote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Vobis Highscreen Pentium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Vobis Highscreen SkyTower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Wyse Decision 486si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Yamaha YIS 503 F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Zenith minisPort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Zenith supersPORT 286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Zenith Z-181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COMPUTER</text:p>
          </table:table-cell>
          <table:table-cell office:value-type="string" calcext:value-type="string">
            <text:p>Zenith Z-note 325c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10 mouse per I PC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3 Dischi ottici: Pioneer, Ricoh, Hitachi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GA, GR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4 Tool in ROM per C 64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A4 color scanner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Accoppiatore acustico Novation Ca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Ac Power Backup PWM 500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Alcom LanFax/10-SX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Amiga 2088 BridgeBoard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Amiga 2286 AT-Emulator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AMT Accel 500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Apple LaserWriter II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Apple StyleWriter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Archive Ft60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ATI Professional Image Board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AVR 3000/GS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Backpack Floppy Disk, Hard Disk e TAPE DRIVE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Bitwriter/Mannesmann MT 86 e MT 29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BMC Cordless Mouse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Buffer e Data Switch Delin per stampanti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Bull Compuprint PageMaster 1625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Bull HN Compuprint 4/68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alcomp ColorMaster +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alComp DesignMate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alComp M83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ambridge Computing Intelligent Joystick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anon ION PC-Kit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ardco: Centronics per V1C-20 e C-6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artridge Simons' Basic per CommodORE 64 25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artridge Super Expander per VIC-2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heetah Sweet Talker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hinon DS-3000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inque schede grafiche per IBM (AST, PARADISE, QUAdram, Bit)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itizen 120D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itizen MSP 40/45 e 50/55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itizen Notebook Printer II color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itizen PN48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itizen Swift 24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itizen Swift 240C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itizen Swift 24 e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lipper 5.0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GR, F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olby Fruits Plus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8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olby Video Fruits PC e Seleco ATD-PC1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olore secondo Tektronix: Phaser 200i, Phaser IIIPXi e Phaser IIsd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ommodore A2620-68020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oreco Oculus 10 Video Digitizer in formato VGA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orvus system 5 MB + Apple II + Pascal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orvus System disco rigido da 5 Mbyt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ovox Voice Master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reative Technology Video Blaster SE &amp; TVCode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Currah Microspeech per Spectrum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Data 20 Corparation XL 80 per C64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Datatec Disko Card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Diconix 150 Inkjet printer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Diconix 701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Disco Ottico Rewritable Triple I 0R650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Disitaco CX 160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Disk Drive + Quick disk Philips MSX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East London Robotics Trickstick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Elettronica Emiliana SCRIBA 2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Epson EPJ-200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Epson EPL-71090 PostScript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Epson GT-6000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Epson LQ 500 - Nec Pinwriter P2200 - STAR LC 24/10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Epson LX-86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Epson Stylus 800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Epson Stylus Color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Essemmeci: inter. parall. per TI-99/4A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Fargo Primera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Floppy Microperipheral per Sinclair QL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Fujitsu Breeze 100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Fujitsu DL 1100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Fujitsu DL 3300/3400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Fujitsu DL5600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Fujitsu VM 600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Genlus Mouse GM-60OO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Genlus Mouse GM-b Plus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Handic REL, scheda I/O per VIC-20 E C-6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Hercules Graphics Card Plus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Hewlett Packard DeskJet Plus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Hewlett Packard DeskJet ProfessionAL PRINTER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Hitachi 14MVX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Hltachi VY-25E Colour Video Printer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Honeywell 4/66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Honeywell Bull 4/41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HP DeskJet 560c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HSH - Mahixpet - Rom matrici per Commodore 8032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Identica Tape Backup System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INMOS T.I.K. Transputer IntroductioN KIT: UN sistema di sviluppo o scheda acceleratrice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LM, AD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Intel Overdrive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Intercomp MP1008 Megavision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IOMega Bernoulli Box II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Irwin 245 EZ Tape, PS/2 Back-up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Irwin Magnetics 420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Irwin Microtape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Juki 320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Kyber Leonard 1 Plus Graphics BoarD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Kyocera KS-800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exikon HD 670, HD 674, HD 352, HD 362, HDC 372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exmark Winwriter 600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'immagine elettronica: scanner per GRAFICA E OCR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inea di Modem Digital Devices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ogitech CyberMan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ogitech FotoMan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ogitech Junior Mouse Pilot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ogitech MouseMan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ogitech ScanMan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ogitech ScanMan 256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ogitech ScanMan Color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ogitech ScanMan + Image-In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ogitech ScanMan per Apple MacintOSH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ogitech ScanMan PowerPage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ogitech Serial Mouse C7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ogitech Serial Mouse PS/2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Logitech: TrackMan contro Mouse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annesmann Tally MT 330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annesmann Tally MT81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arComputer Phoenix 9624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aster Serial Mouse e Master Serial MOUSE HI-RES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axtor Hard Disk XT-1085, XT-1140, XT-2190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ALD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emtech 420/90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icrolab Enigma/MNP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icrosoft BallPoint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4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icrosoft InPort Mouse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icrotek ScanMaker IIsp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ister Shinwa VP 8100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odem Digital Devices Enigma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odem Essegi 1200M+ e 1200P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odemFax per Windows e Dos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odem Microlab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odem ZyXEL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oFAX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EMF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ountain Drivecard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ouse &amp; Cheese per Commodore 64 (E MSX)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ultimedia Box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Multitech Mak II - tastiera estesa peR APPLE II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ec Colormate PS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4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ec MultiSync FG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EC P20/P30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EC P2 plus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EC P60 e P70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EC PinWriter 42Q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ec Pinwriter P 2200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EC Pinwriter P6/P7 Plus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EC Pinwriter P9XL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EC Silentwriter S62P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EC Silentwriter Superscript 610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PS P6 plotter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umonics Manager Mouse 3S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67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Numonics Manager Mouse Infrared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OA Scan HS-9100A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Oki Doc-IT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OKI OL830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4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Olivetti JP 450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01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entax SB-A4301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ertel Digicom per PC IBM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ertel Oculus 20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ioneer CD-ROM Charger DRM-610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lotter 1520 e Basotter Commodore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lotter Calcomp M-84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lotter Enter Computer Sweet-P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lotter Hewlett Packard 7470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lotter Ocè G1012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lotter Roland DXY-1000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lotter Watanabe MP- 100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lotter Watanabe WX463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lotter Watanabe WX4731-Plotwriter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lotter YEW PL-100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olaroid CI-4400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olaroid Freeze Frame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olaroid Palette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olaroid Presentation Copier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olytel Keyport 300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ro-Grapher CPX-80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PSI HS-1600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QMS 860 laser A3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QMS ColorSript Laser 1000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Quadram JT-Fax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Quick Data Drive per C 64 e VIC 20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Radius Full Page Pivot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Radius VideoVision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Roland LTX 2141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Roland SketchMate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Roland Stika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cheda grafica RematGMZ-708 per SHARP MZ-700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cheda Ramex 128 per Apple II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.C.U.D.O.: L'automazione in casa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eikosha MP-535O AI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eikosha SP- 1600AI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eikosha SP-2000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ette schede Super-VGA a confronto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GA, GR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idekick Plus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IEL, interfaccia Midi C64 e Spectrum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IEL Sound Buggy: sint. musicale per COMMODORE 64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inclair ZX interface 2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inclair ZX Microdrive + Interface 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ony PYXIS IPS-360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ound Blaster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Bit Writer CPB-36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Citizen MSP-25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Commodore MPS 80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Epson LX-80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Epson SQ-2000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Honeywell L2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Juky 6100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Oki DP-12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Riteman C/plus per C 64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Seikosha BP-5420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Seikosha GP-250 X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Seikosha GP-700A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Seikosha SP-800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Shinwa CP-80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Siemens PT88T ink je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e Star SR-15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i Honeywell L11 - S3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mpanti ZX Printer/Alphacom 32/SEIKOSHA GP-50S per Spectrum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r LC-10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r LC 100 Colour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r LS-5TT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r NL 10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tar SJ-144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SyQuest SQ555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Tandom Ad-PAC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Tastiera musicale Siel CMK 49 per C 64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Tavoletta grafica KoalaPad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Tektronix Phaser 220i e 300i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Telexando PX 1000F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Texas Instruments microMarc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Texas Instruments microWriter 65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Texas microLaser Turbo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The Audio Board Audiologic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The Final Cartridge per Commodore 64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TransImage 1000 Optical Data Entry SYSTEM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Turbo 5050 per Commodore 64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VAI VoiceSecurity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Xerox 4020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Zanichelli, la Divina Commedia su floppy DISK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PERIFERICHE ED ACCESSORI</text:p>
          </table:table-cell>
          <table:table-cell office:value-type="string" calcext:value-type="string">
            <text:p>Zoltrix ZX1896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bertsoft Forth per Spectrum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dd-on Clipper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dobe Illustrator 5.0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dobe Illustrator 88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dobe Photoshop 2.5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dobe Premiere 2.0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ldus Personal Press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ldus Persuasion 2.0 per Windows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rts &amp; Letters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shton Tate ByLine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shton Tate Framework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simetrix InfoModeler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symetrix Compel 1.0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symetrix Multimedia ToolBoo 3.0 e MacroMedia Director 4.0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utodesk 3D Studio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utodesk Animator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utodesk Animator Pro e 3D Studio 2.0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utodesk AutoCAD 11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utodesk AutoCAD 12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utodesk AutoCAD 12 light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utoDesk AutoCAD 12 Windows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utodesk Autoshade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utoDesk AutoSketch Windows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utoDesk Multimedia Explorer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AutoMap Europe-Road Atlas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dBase IV 2.0 &amp; Compiler 1.0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Object Vision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Object Vision 2.0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Paradox2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Quattro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Quattro in italiano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Quattro PRO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QuattroPro 3.0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Quattro Pro in italiano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Reflex 2.0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Sprint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-Pascal Windows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urbo Assembler 1.0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urbo C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urbo C 1.5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urbo C 2.0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urbo C++ &amp; Tools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urbo Debugger 1.0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urbo Debugger 2.0 &amp; Assembler 2.0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urbo Pascal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CG, S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urbo Pascal 4.0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urbo Pascal 5.0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urbo Pascal 5.5 e Microsoft Quick Pascal 1.0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urbo Pascal Toolbox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Borland Turbo Prolog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A Cricket Graph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AD Robo 1500 per Apple II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aere OmniPage Professional 5.0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4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D-ROM Zanichelli - Scaffale Elettronico e 12 Lingue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laris FileMaker Pro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larisWorks 1.0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ommodore Plus 4 (Software su ROM)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ompsoft Delta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omputer Associates SuperCalc 5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omputer Associates Textor 5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orelDraw 3.0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46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orelDraw! 4.0 Italiano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orel Ventura 4.2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Cyberlogo Turtle per Apple II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Data Ease 4.2 in italiano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FP, LS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Data Ease Developer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Data Ease GrafTalk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DataEasy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dBASE IV e Paradox 3.0: le interfacce utente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Digital Research GEM Collection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Doodle per MS-DOS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Draw Perfect 1.0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Easy Script per C-6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Enable 1.1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Enable 2.0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Filevision: DB grafico per Apple Macintosh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Framework II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Freelance 2.01 versione italiana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Handic Calc Result: uno spreadsheet per il CBM 64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Hisoft Pascal per Spectrum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IBM OS/2 2.1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GC, MD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apLink + LapLink Mac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gitech CatchWord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gitech CathWord ProMac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gitech Finesse e Samna Amì'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go per TI-99/4A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1-2-3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7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1-2-3/2.3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1-2-3/3.1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60</text:p>
          </table:table-cell>
          <table:table-cell office:value-type="string" calcext:value-type="string">
            <text:p>FP, LSA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1-2-3 4.0 Windows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123 Release 2.2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1 -2-3 Release 3.0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123 v. 2.01 + Add-In Deja &amp; InWord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1-2-3 v. 2.4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1-2-3 Vers. 5, Approch 3.0, SmartSuite 3.0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1-2-3 Windows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Agenda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FP, LSA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Ami Pro 2.0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FP, GD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Ami Pro 3.0 ita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FP, GD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Approach 2.1 per Windows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Freelance Graphics per Windows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Freelance Plus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Impress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Improv 2.0 Windows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Magellan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GA, GR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Notes 2.1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Lotus Symphony per PC-IBM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athematica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elbourne Draw per Spectrum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Grafx ABCFlowCharter 2.0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grafx ABC Toolkit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grafx Designer 4.0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Grafx GraphicsWorks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Grafx Picture Publisher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grafx Snapgrafx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Access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Access 2.0 italiano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Basic 7.0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C 5.0 + QuickC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C 5.1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Excel 3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Excel 4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Excel 5.0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Excel release 2.1 in italiano e Q+E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Flight Simulator 5.0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MS-DOS 4.01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Multiplan 2.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PowerPoint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PowerPoint 4.0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PowerPoint per Windows in italiano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Publisher 2.0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QuickBasic, Borland Turbo Basic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QuickC 2.0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Visual Basic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Visual Basic 3.0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indows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indows 2.0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indows 3.0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indows 3.1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indows Excel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indows x Workgroup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inWorks 2 &amp; Publisher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ord 3.0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ord 4.0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ord 4.0 Apple Macintosh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ord 5.0 MS-DOS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ord 5.5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ord 6.0 Windows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ord per Windows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orks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icrosoft Works 2.0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S-DOS 5 vs DR-DOS 6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CG, PC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S Text e MS Base (Word Pro. e DB per MSX)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MS WinProject 3.0 ita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Norton Antivirus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GA, GR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Norton Commander 2.0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GA, GR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Norton Desktop per Windows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Norton Utilities Advanced Edition 4.5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GA, GR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Olivetti Prodest Easy Working: Filer, Planner, Writer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Omnis Quartz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PageMaker 5.0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Paintstar per Apple II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Panoramica MS-DOS: Delta, Open Access, Symphony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PC Tools DeLuxe 5.5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GA, GR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PDB - package per data bas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Philip Ease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Philips MSX-LOGO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Pic.Master per Apple II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Pink Software TurboCAD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QuarkXPress Windows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ReadyNet LAN System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RoboCAD-PC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Samna Word III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SCO Open Desktop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Show Partner 3 e FX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SHR Superwiz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Sinclair QL: Abacus Archive Easiel Quill (i programmi in ROM)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Softek FP+IS compilatore Basic per Spectrum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Software Automatic Mouth per C-64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Spectrum macchine code for beginners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SPI Open Access II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SPI Open Access per PC-IBM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Stacker 2.0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Stacker Mac e DOS/Windows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PC, VDD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Superbase 4 Windows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ThESI: Word Pro. &amp; Information retrieval per PC IBM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TrueType FontPack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Turbo C++ 1.0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11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Turbo Pascal 6.0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Ventura 4.0 Windows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VisiCorp VisiDex - package per data-base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Viza Star 128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Viza Star 64: Spreadsheet + Data Base + Grafica per C 64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WordPerfect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WordPerfect 4.2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WordPerfect 5.2 Windows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98</text:p>
          </table:table-cell>
          <table:table-cell office:value-type="string" calcext:value-type="string">
            <text:p>FP, DGI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WordPerfect 6.0 Windows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03</text:p>
          </table:table-cell>
          <table:table-cell office:value-type="string" calcext:value-type="string">
            <text:p>FP, MB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WordPerfect InfoCentral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WordPerfect Informs 1.0-Designer e Filler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WordStar 2000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ROVE SOFTWARE</text:p>
          </table:table-cell>
          <table:table-cell office:value-type="string" calcext:value-type="string">
            <text:p>Xerox Gray F/X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Attributes, questi sconosciuti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MGM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Doverosa introduzione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45</text:p>
          </table:table-cell>
          <table:table-cell office:value-type="string" calcext:value-type="string">
            <text:p>MGM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Il movimento, diamo la vita ai nostri soggetti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MGM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I primi passi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37</text:p>
          </table:table-cell>
          <table:table-cell office:value-type="string" calcext:value-type="string">
            <text:p>MGM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La luce, la fonte di energia e... di calcolo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MGM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La metamorfosi: trasformiamo i nostri oggetti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46</text:p>
          </table:table-cell>
          <table:table-cell office:value-type="string" calcext:value-type="string">
            <text:p>MMK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Le metamorfosi, trasformiamo i nostri oggetti (2)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88</text:p>
          </table:table-cell>
          <table:table-cell office:value-type="string" calcext:value-type="string">
            <text:p>MMK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MS-DOS: l'ora della riscossa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MMK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Progettazione 3D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81</text:p>
          </table:table-cell>
          <table:table-cell office:value-type="string" calcext:value-type="string">
            <text:p>MMK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Progettazione e modellazione 3D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MGM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Progettazione e modellazione 3D (1)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MGM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Realtà o simulazione fotorealistica della stessa?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MMK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Realtà o simulazione fotorealistica: risultati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MMK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Scacchi un classico del 3D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31</text:p>
          </table:table-cell>
          <table:table-cell office:value-type="string" calcext:value-type="string">
            <text:p>MMK</text:p>
          </table:table-cell>
        </table:table-row>
        <table:table-row table:style-name="ro1">
          <table:table-cell office:value-type="string" calcext:value-type="string">
            <text:p>RAYTRACING</text:p>
          </table:table-cell>
          <table:table-cell office:value-type="string" calcext:value-type="string">
            <text:p>Tracciamo un punto sul futuro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39</text:p>
          </table:table-cell>
          <table:table-cell office:value-type="string" calcext:value-type="string">
            <text:p>MMK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102 programmi per Apple II plus, IIe, IIc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40 best macchine code routines for ZX Spectrum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8080/8085 assembly language programming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ADA Manuale di riferimento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Algoritmi elementari: le procedure di base della programmazione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Astronomia col calcolatore tascabile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Business Worksheet for Lotus 123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Calculator tips and routines especially for the HP-41C/41CV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CardioProgram, un sistema esperto in cardiologia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Circuiti digitali integrati e microprocessori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Cobol74 Programming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GC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Cobol per microcomputer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Come usare dBase III Plus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Come usare il dBASE II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Costruire un sistema esperto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CP/M con MP/M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Crittografia - tecniche di protezione dei dati riservati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dBase IV for the first-time user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Dizionario di informatica tedesco-italiano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Dynamic games for the Spectrum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English for computer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Essential Lisp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Exploring Spectrum Basic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Fondamenti di programmazione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Gestione archivi e banche dati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Gioco Ragiono Opero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Grafica avanzata per lo Zx Spectrum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Grafica per Personal Computer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Guida al Basic IBM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Guida al Commodore 128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Guida all'astrologia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Guida alle stampanti Epson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Guida al PC IBM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Guida al personal VIC-2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l Basic e gli Apple II in pratica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l Basic e il personal computer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l Basic e l'Intelligenza Artificiale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l debug nel personal computer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l Forth in pratica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 linguaggi di programmazione del personal computer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l libro dei programmatori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l linguaggio C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l manuale MSX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l sistema operativo Unix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mpariamo il Pascal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ntelligenza artificiale e ingegneria del software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ntroduzione ai microprocessori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ntroduzione ai sistemi operativi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ntroduzione al CAD architettonico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ntroduzione alla programmazione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ntroduzione alla programmazione strutturat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I sistemi esperti in banca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La Bible du Commodore 128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La grande guida hardware, Programmare in C senza errori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La nuova informatica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La portatilità del software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La programmazione del 650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La teoria matematica delle comunicazioni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La topografia con la calcolatrice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Le radici dell'informatica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Linguaggio C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L'Office Automation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Metodi di interfacciamento: interfacce standard nei sistemi elettronici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Microcomputer e sport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CD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Microsoft Basic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MSX in famiglia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Musica digitale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Numeri, caso e sequenze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Office Automation. Il manager e le nuove tecnologie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RMD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Office Automation, Il Manager e le nuove tecnologie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Over the Spectrum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Pascal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Pascal dal microprocessore al grande elaborator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Pascal: manuale e standard del linguaggio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Pascal programs for scientist and engineers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Pascal USCD per Apple II vol. 1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PC IBM: guida del programmatore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Progettazione di giochi d'avventura con lo ZX Spectrum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Programmare con i giochi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Programmare in C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Programmazione in Turbo Pascal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Programmazione strutturata in Fortran 77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Programmer HP-4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RBase 5000 User's Guide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Sistema espert MC Graw Hill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Sistemi informativi intelligenti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Spectrum hardware manual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Spectrum macchine language for the absolute beginner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Starting Forth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Synthetic Programming on the HP-41C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Tecniche di interfacciamento dei microprocessori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Tecnologie dell'elaboratore elettronico: orientamenti e prospettive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The complete Spectrum ROM disassembly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The C programming language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The HP-IL system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FME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The Macintosh Bible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The working Spectum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Trick &amp; Tips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Unix System V complementi di programmazione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Unix, the complete reference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VIC revealed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MDL</text:p>
          </table:table-cell>
        </table:table-row>
        <table:table-row table:style-name="ro1">
          <table:table-cell office:value-type="string" calcext:value-type="string">
            <text:p>RECENSIONE LIBRI</text:p>
          </table:table-cell>
          <table:table-cell office:value-type="string" calcext:value-type="string">
            <text:p>Word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8086O: il RISC della Intel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Afrodite: il tempo al computer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Amiga 2000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Amigallery '9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7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Amsterdam: Mac World Expo 1989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Apple, IBM e dintorni...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PC, VDD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Apple Macintosh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17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Apple Macintosh SE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Aquarius: un (bel po') di notizie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Azzurra: vento di computer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Bergamo: un progetto informatico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Bulgaria e virus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Chicago: Consumer Electronics ShoW (2)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Chigaco: Consumer Electronics ShoW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Chigaco: Consumer Electronics ShoW (1)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Comdex Winter 86: IBM PC convertibile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Come funziona un ministero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Come vivere felicemente con la vostra STAMPANTE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Commodore: Plus 4 e 16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Computer Services in U.S.A.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Computex '91 Taiwan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Confronto a 3: Amiga 1000, Apple II GS, ATARI 1040 ST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MM, ADP, VDD, DI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Convegno I2U '90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Convention UNIX '88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Dalla scartoffia al CD ROM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DEVCON Commodore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83</text:p>
          </table:table-cell>
          <table:table-cell office:value-type="string" calcext:value-type="string">
            <text:p>ADP, AS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Dieci anni di MS-DOS. E poi?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Dopo ESPRIT I arriva ESPRIT II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77</text:p>
          </table:table-cell>
          <table:table-cell office:value-type="string" calcext:value-type="string">
            <text:p>FF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Doris Norton: la musica e il computer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Enterprise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Epcot, citta' del futuro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Epson PX-8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Expo Edit '88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MT, MGa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ExpoEdit '89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Futuro Remoto: Un viaggio tra scienzA, FANTASCIENZA... e frattali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Hannover Cebit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Hannover: CeBIT '87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MM, DI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Hannover: CeBIT '88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Hannover: CeBIT '89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IBM 24 ore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IBM presenta i nuovi personal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MM, CG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IBM: PSP una strategia per l'Europa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ICO-Graphics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I computer della quinta generazione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Il Computer ferroviere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Il Virus dei virus...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AL, ADP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Intervista a Bill Gates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Intervista ad Hasmonai Hazan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Intervista Nantucket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I nuovi Amiga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IO Graphics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I servizi telematici SEAT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a carta elettronica del cittadino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a computer grafica e lo standard PC-IBM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115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aptop Olivetti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as Vegas: Comdex 1986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as Vegas: Comdex Fall '87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aurearsi in informatica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a Vegas: Comdex All '88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MT, MB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a Vegas: Comdex Sprint '88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MT, MB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a Vegas: Comdex Sprint '89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a Vegas: NCC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a Vegas: NCC '86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a Vegas: Winter Consumer Electronic SHOW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EGO: L'inizio di un nuovo giochi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exicon, come nasce un winchester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ondra: 1st Your Computer X-mas fair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31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ondra: Commodore Computer Show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ondra: Earl's Court 198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ondra: The 5th P.C. world show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WS, CR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ondra: The 6th P.C. world show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ondra: The 7th P.C. World Show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ondra: The 8th P.C. World Show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ondra: The IBM computer user show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ondra: ZX microfair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os Angeles: Apple Word '87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Lo standard VGA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GA, GR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Macintosh SE e Macintosh II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MacWorld Expo '88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MM, DI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MacWorld Exposition '90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MM, VDD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Mezz'ora con Adam Osborne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Microsoft presenta nuovi sistemi operativi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Montecarlo Imagina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GDS, GGi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MSX: il punto della situazione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Nuova famiglia di computer PS/1 IBM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91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Nuovi processori Intel (80460)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NYCE 81 - New York Computer Expo 198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Olivetti: M24, M2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Oric Atmos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Panorama Unix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Panoramica sui virus del computer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99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Parigi: Sicob 8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Parigi: Sicob 82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Parigi: Sicob 83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Parigi: Special Sicob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Paris. la Villette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OD'A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Pechino: Telcomp '87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Per il tempo reale, ripassi domani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Playworld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FM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Programmazione Object Oriented in TURBO.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Quale software per Mac?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RomaUfficio '91 Forum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Rotterdam: Mac World Expo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an Francisco: Mac World Expo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an Francisco: MacWorld Expo &amp; Apple II WORLD Expo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chedine e Computer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91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ette domande per sette progetti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inclair C5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inclair QL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inclair QL: le ultime novità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intesi sonora: la voce e il computer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MAU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MM, MT, ADP, DI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MAU 90: Più spazio a SMAU '90 con PIÙ ATTENZIONE sul mercato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FF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ony HB-5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parc è la risposta: Dietro Sun una marea DI OFFERTE desktop e non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peciale Giappon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peciale Taiwan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89</text:p>
          </table:table-cell>
          <table:table-cell office:value-type="string" calcext:value-type="string">
            <text:p>MM, CG, MT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tarlite: Luci e computer diventano spettacolo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MT, P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Super SMAU 25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Taipei: International Electronic Show '87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Thank you Mr. Kahn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Tokio: Micro Computer Show '85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Tokio: Tsukuba Expo Show '85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Tokyo: Data Show '8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Tokyo: Data Show '8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Tokyo: Data Show '84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Traduzione Multilingue: Atamiri e... dintorni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Tre 386: Asem, Bit Computers, Brainstorm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TV Scart e PC IBM: come collegarli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Un californiano ottiene il brevetto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Un Computer per vedere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Un'interfaccia per vivere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Unisys affronta il nuovo corso dell'informatica ANNI '90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FFC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Virus, giornalismo e falsi storici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EPORTAGE MOSTRE E ATTUALITÀ</text:p>
          </table:table-cell>
          <table:table-cell office:value-type="string" calcext:value-type="string">
            <text:p>Volare senza volare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MM, CG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/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Ambiente di simulazione per reti neurali di tipo ALN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Classificazione e conteggio di specie arboree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333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Comprimere immagini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339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Fuzzy Logic e reti neurali (1)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404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Fuzzy Logic e reti neurali (2)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404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Fuzzy Logic e reti neurali (3)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72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Fuzzy Logic e reti neurali (4)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356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Fuzzy Logic e reti neurali (5)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324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Implementazione hardware di Reti Neurali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336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Implementazione hardware di Reti Neurali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308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Implementazioni hardware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Implementazioni hardware (4)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404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Memorie associative e reti di Mopfield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Neocognitron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389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Primi passi: il Perceptron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Reti di Kohonen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Reti Multistrato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Reti neurali ad apprendimento non supervisionato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87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Reti neurali di Kohonen e parallelismo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323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Reti neurali di Konhenem (2)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87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Reti Neurali e Pattern Recognition, finalmente un cervello elettronico (1)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Reti neurali e riconoscimento di caratteri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403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Reti neurali e Speech Recognition (2)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336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Reti neurali Speech Recognition(1)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335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ETI NEURALI</text:p>
          </table:table-cell>
          <table:table-cell office:value-type="string" calcext:value-type="string">
            <text:p>Sistema di sviluppo Omron per logica fuzzy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60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Robotica e Telerobotica avanzata: stato dell'arte e prospettive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53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ROBOTICA</text:p>
          </table:table-cell>
          <table:table-cell office:value-type="string" calcext:value-type="string">
            <text:p>Androbot TOPO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OBOTICA</text:p>
          </table:table-cell>
          <table:table-cell office:value-type="string" calcext:value-type="string">
            <text:p>Il complesso di Frankenstein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OBOTICA</text:p>
          </table:table-cell>
          <table:table-cell office:value-type="string" calcext:value-type="string">
            <text:p>International Personal Robot Congress &amp; Esposition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ROBOTICA</text:p>
          </table:table-cell>
          <table:table-cell office:value-type="string" calcext:value-type="string">
            <text:p>Io robot / il secondo libro dei robo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OBOTICA</text:p>
          </table:table-cell>
          <table:table-cell office:value-type="string" calcext:value-type="string">
            <text:p>ROBOT: cosa come perché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ROBOTICA</text:p>
          </table:table-cell>
          <table:table-cell office:value-type="string" calcext:value-type="string">
            <text:p>ROBOT: i robot ed il loro impiego nell'industria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SCACCHI</text:p>
          </table:table-cell>
          <table:table-cell office:value-type="string" calcext:value-type="string">
            <text:p>Campioni!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SCACCHI</text:p>
          </table:table-cell>
          <table:table-cell office:value-type="string" calcext:value-type="string">
            <text:p>Il pareggio con il Marostica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SCACCHI</text:p>
          </table:table-cell>
          <table:table-cell office:value-type="string" calcext:value-type="string">
            <text:p>MC Campione d'Italia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SCACCHI</text:p>
          </table:table-cell>
          <table:table-cell office:value-type="string" calcext:value-type="string">
            <text:p>MC inizia bene il campionato a squadre 1994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SCACCHI</text:p>
          </table:table-cell>
          <table:table-cell office:value-type="string" calcext:value-type="string">
            <text:p>Quindici anni di campioni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SCACCHI</text:p>
          </table:table-cell>
          <table:table-cell office:value-type="string" calcext:value-type="string">
            <text:p>XII Campionato mondiale scacchi computer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26</text:p>
          </table:table-cell>
          <table:table-cell office:value-type="string" calcext:value-type="string">
            <text:p>CS, CAV</text:p>
          </table:table-cell>
        </table:table-row>
        <table:table-row table:style-name="ro1">
          <table:table-cell office:value-type="string" calcext:value-type="string">
            <text:p>SCHEDINE &amp; COMPUTER</text:p>
          </table:table-cell>
          <table:table-cell office:value-type="string" calcext:value-type="string">
            <text:p>I prodotti ausiliari statistici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CHEDINE &amp; COMPUTER</text:p>
          </table:table-cell>
          <table:table-cell office:value-type="string" calcext:value-type="string">
            <text:p>Le ultime novità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MALL TALK</text:p>
          </table:table-cell>
          <table:table-cell office:value-type="string" calcext:value-type="string">
            <text:p>Aspetti sintattici (2)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296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SMALL TALK</text:p>
          </table:table-cell>
          <table:table-cell office:value-type="string" calcext:value-type="string">
            <text:p>Il paradigma MVC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SMALL TALK</text:p>
          </table:table-cell>
          <table:table-cell office:value-type="string" calcext:value-type="string">
            <text:p>Introduzione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92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SMALL TALK</text:p>
          </table:table-cell>
          <table:table-cell office:value-type="string" calcext:value-type="string">
            <text:p>L'ambiente di sviluppo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97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SMALL TALK</text:p>
          </table:table-cell>
          <table:table-cell office:value-type="string" calcext:value-type="string">
            <text:p>Le classi di sistema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99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SMALL TALK</text:p>
          </table:table-cell>
          <table:table-cell office:value-type="string" calcext:value-type="string">
            <text:p>Sviluppo programmi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348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Ancora su Excel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Aspetti significativi nell'evoluzione degli Spreadsheet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1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Creazione di un Archivio con Symphony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Dall'informatica per gli specialisti all'informatica per tutti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12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Date e Orari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Esercizi di programmazione con 1-2-3 e Quattro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FP, LSA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Evoluzione del linguaggio macro del Lotus 1-2-3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File in formato testuale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Funzionalità comuni di analisi dei dati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0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Funzioni avanzate (1)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14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Funzioni avanzate (2)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13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Gestione di archivi con lo spreadsheet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Gestione di archivi in Lotus 123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Il sottomenu dati in Lotus 1-2-3 release 3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Immissione e controllo dati in Lotus 1-2-3 e Quattro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La manipolazione degli archivi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La manipolazione degli archivi (2)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L'angolo dello spreadsheet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La produzione di tabulati (1)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La produzione di tabulati (2)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Lavorare su più fogli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2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Le basi: AND &amp; OR &amp; NOT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29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L'evoluzione della specie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7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Lo spreadsheet in Framework II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Lotus 1-2-3, Borland Quattro, Microsoft Excel: identità, analogie e differenze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Lotus 1-2-3 e Borland Quattro: i menu utente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13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Lotus 123 release 3... ma non solo. Ragionare nella terza dimensione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5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Nominare le zone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Nuove prospettive all'orizzonte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Organizzazione e modalità di lavoro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7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Parliamo di Reflex l'Analista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Pratica con le macro di Excel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Problematiche di controllo dei dati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Prodotti software: prove di utilizzo ragionate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FP, LSA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Produttività individuale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Programmazione in un tabellone elettronico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Tendenze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7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Tipi normali e tipi strani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Tutto in una cella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36</text:p>
          </table:table-cell>
          <table:table-cell office:value-type="string" calcext:value-type="string">
            <text:p>FP, LSA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Tutto sul il foglio elettronico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13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Un po' di pratica con lo Spreadsheet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Uso di zone di tabellone per routine di utilità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Verso l'SQL - Sintassi elementare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FP, C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Visual Basic x Application (1)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Visual Basic x Application (2)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/DB</text:p>
          </table:table-cell>
          <table:table-cell office:value-type="string" calcext:value-type="string">
            <text:p>Quattro Pro 2 + Paradox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PREADSHEET/DB</text:p>
          </table:table-cell>
          <table:table-cell office:value-type="string" calcext:value-type="string">
            <text:p>Teor.Relaz.Prat. Paradox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8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AIDS Information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AI Expert: Progettare un'interfaccia pratica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Businnes Week: IBM al contrattacco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Byte Extra All - IBM Edition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Byte: Informatica educativa: il potenziale della...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Byte: L'elaborazione del linguaggio naturale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Byte, MacWorld, Amiga World: Amiga... chi era costei?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Byte &amp; Micro Systemes: Il nuovo portatile Compaq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Byte, PC World: Il microprocessore in evoluzione...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Byte, PC World: Il ritorno del virus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Byte &amp; Personal Computer World: Le Amiga 2000 superstar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Byte: Prime impressioni: i computer IBM PS/2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Byte: The Hitch-hikers guide to benchmarks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Byte: The NeXT macchine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Chi ha paura del TGV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Dietro l'angolo ed altro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Dynabook v.01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Ecco i miei gioielli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Electronics Today: Il transputer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Fare fronte alle diversità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Ho fatto un sogno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Il colore è la prossima Nuova Frontiera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Il computer molecolare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Il test pachidermico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La fine della Privacy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La guerra dei chip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L'altro orizzonte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La scala del valori o l'Heat-pensiero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Le leggi della programmazione ed il Mac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Leonardo e le workstation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L'ordinateur individuel: molto bello, troppo caro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Micro systemes: Il cervello e il computer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Micro systemes: Il software in rete: molti parametri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Micro systemes: L'elettronica molecolare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Micro systemes: L'intellidence devoilee...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Moby Dick 2.1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NeXT, ancora NeXT!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NeXT: la nuova sfida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NeXT: la prima prova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PC Magazine: 36 High-Tech Input Devices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PC Magazine: la guerra dei portatatili...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PC Magazine: La meraviglia a 32 bit della Intel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PC Week: Le macchine Facsimile si uniscono ai PC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PC Week: L'utenza si rivolge ai più veloci dischi RAM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PC Week: Un programma che aiuta a progettare basi di dati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PC World: PS/2 OS/2: il futuro dei personal IBM secondo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Personal Computer World: Amstrad PC 1512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Personal Computer World: Atari abbatte la barriera dei prezzi...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Personal Computer World: Cambridge Computer Z88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Personal Computer World: IBM entra nel mercato dei PS/2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Personal Computing: WordPerfect, OS/2 e gli altri...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Personal e workstation: la grande unificazione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Sinclair User: Amstrad sistema Sinclair...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To DOS or Not to DOS?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Un PC in tasca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Vincitori e Vinti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WordStar 6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Your Computer: Computer in azione, segni dei tempi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MPA ESTERA</text:p>
          </table:table-cell>
          <table:table-cell office:value-type="string" calcext:value-type="string">
            <text:p>Your Computer: Mazzolando il baronetto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/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Amazonas!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Arrivano i cyberpunk!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97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Condomini del futuro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Dalle tastiere di mezza Italia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152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Di tutto di più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61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Di tutto un po'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43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è tempo di fiabe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49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Humor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Il bambino ed il pianeta di cristallo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6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Il Bazar della fantasia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65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Il Conte ed il ragioniere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Inizia la lunga attesa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85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Inizia la rassegna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La fantascienza in Italia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L'angolo letterario di MC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75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La selezione naturale è in atto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175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L'incontenibile bellezza del copiare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35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Madre Terra e true rendering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Non solo fantascienza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63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Omaggio a Franz Kafka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81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Prosa, immagini ed ora rime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53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Quando la realtà diventa ispirazione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Tra pizza e spade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Un Hacker si confessa pubblicamente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7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Un salto mortale letterario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63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X Galaxian Prix: il vincitore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STORYWARE</text:p>
          </table:table-cell>
          <table:table-cell office:value-type="string" calcext:value-type="string">
            <text:p>XI Galaxian Prix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CNICA</text:p>
          </table:table-cell>
          <table:table-cell office:value-type="string" calcext:value-type="string">
            <text:p>NiCd Sindrome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Arriva MC-Link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Come collegarsi al Videotel con un MSX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Commodore, SIP, SEAT-Sarin: operazione telematica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Connettersi ad Internet: come, dove e quanto costa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SPIL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Ecco MC-Link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l protocollo Kermit: la sintassi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67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l protocollo Kermit: struttura generale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l protocollo Xmodem (1): la sintassi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l protocollo Xmodem (2): la logica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mpariamo a comunicare (1)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mpariamo a comunicare (2): il programma di comunicazione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mpariamo a comunicare (3): i protocolli di trasferimento dei file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nstalliamo una BBS (1)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SPIL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nstalliamo una BBS (2)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SPIL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nstalliamo una BBS: eccoci arrivati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SPIL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ntroduzione al Videotel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CMA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 programmi di comunicazione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SPIL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 programmi di comunicazione per Windows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SPIL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 programmi di comunicazione: quali scegliere?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52</text:p>
          </table:table-cell>
          <table:table-cell office:value-type="string" calcext:value-type="string">
            <text:p>SPIL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I protocolli binari per il trasferimento dei file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La sicurezza delle password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C-link 2.0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C-link 3.0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71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C-Link: l'area M)essaggi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C-Link: l'area P)rogrammi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C-Link: l'area R)ivista e l'area U)tenti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IBA, NCC e FIDO: tre BB italiani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odem Bit computers: 300, 1200, 1200 Card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odem Datatech Smarteam 1200Bh, 1200CT, 2400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odem Digital Devices Eclipse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odem Digital Devices, Integral e Full Link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odem Digital Devices Microsmart per PC IBM e C64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odem Interdata 1200M e 1200C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odem Mar Computers Smart 21-22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odem Personal WD230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odem Philips MSX Data communication NMS 8961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140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Modem Spider 2000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Ora ho il modem, il cavo, il PC: come li uso?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SPIL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Protocolli di trasmissione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SPIL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Telematica è bello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SPIL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Telematica per cominciare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LEMATICA</text:p>
          </table:table-cell>
          <table:table-cell office:value-type="string" calcext:value-type="string">
            <text:p>WWW: rivoluzione o chimera?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SPIL</text:p>
          </table:table-cell>
        </table:table-row>
        <table:table-row table:style-name="ro1">
          <table:table-cell office:value-type="string" calcext:value-type="string">
            <text:p>TELEVIDEO</text:p>
          </table:table-cell>
          <table:table-cell office:value-type="string" calcext:value-type="string">
            <text:p>MC su Televideo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100 GigaFlops per la QCD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0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Autostrade italiane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80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BBS le porte del cibermondo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E.S.N.: verso le autostrade europee?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GSM oltre il telefono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87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IBM e Olimpiadi Invernali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Il Cercapersone ha imparato a scrivere: Bel Pagette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Il controllo traffico aereo: uomini e tecnologie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55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Il rapporto Bangemann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85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In Antartide come nello spazio: una base completamente automatica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81</text:p>
          </table:table-cell>
          <table:table-cell office:value-type="string" calcext:value-type="string">
            <text:p>SPIL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L'Antartide via modem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81</text:p>
          </table:table-cell>
          <table:table-cell office:value-type="string" calcext:value-type="string">
            <text:p>SPIL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Le "autostrade" e i ritardi dell'Europa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01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Negroponte: per informare basta un bit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6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Quantimet: un computer tra pesci e farfalle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Siemens Nixdorf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59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Silicon Graphics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46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TEMPO REALE</text:p>
          </table:table-cell>
          <table:table-cell office:value-type="string" calcext:value-type="string">
            <text:p>V.A.I., il presente del futuro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ADA: L'evoluzione del linguaggio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ADA: Sottoprogrammi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Amiga, il marchingegno della RAI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Analisi e sintesi del segnale vocale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Appunti di informatica (il sistema operativo BATCH)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 E E PIGRECo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CT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Arte e computer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Assembler 8086/8088 (1)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Assembler 8086/8088 (2)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118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Bambini e calcolatori: occasioni per UN INCONTRO 1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Calcolare l'area del naso di pinocchio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Corso dBASE III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HP 150: Power on test failed 1000, come RIPARARLO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77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 dischi ottici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Basic un po' per volta (1): uno sguardo IN GENERALE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Basic un po' per volta (2): variabili, ISTRUZIONI, Funzioni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Basic un po' per volta (3): le stringhe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Basic un po' per volta (4): le quantità LOGICHE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Basic un po' per volta (5): strutture DI CONTROLLO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Basic un po' per volta (6): le istruzioni DI INGRESSO E uscita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calcolatore elettronico ed il calcolo SCIENTIFICO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RS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CP/M: gli standard - i 16 bi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dato: tipo e rappresentazione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GC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 linguaggi (1): un po' di stori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 linguaggi (2): programmazione strutturat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 linguaggi (3): le strutture di controllo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 linguaggi (4): progettazione di programmi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 linguaggi (5): simulazione delle strutture DI CONTROLLO 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Pascal (1)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31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Pascal (2)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Pascal (3)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Pascal (4)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Pascal (5)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Ring Laser Gyro: navigando su un RAGGIO DI LUCE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sistema GPS - Navastar: alla ricerca DELLA ROTTA...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l videodisco interattivo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FBo, GRob, MV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mpariamo a programmare in assembler (1): Introduzione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mpariamo a programmare in Assembler (2): IL Monitor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mpariamo a programmare in Assembler (3): LA PAGINA zero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mpariamo a programmare in Assembler (4): Miniassembler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mpariamo a programmare in Assembler (5): ANCORA Indirizzanti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mpariamo a programmare in Assembler (7): CALCOLI Con interi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mpariamo a programmare in Assembler (8): Reset E Interrup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mpiego di calcolatori in un elicottero Antisommergibile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Information Engineering Workbench (CAD-CAP DI V Generazione)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a formazione informatica nell'Università: LA LAUREA In fisica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GPa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a presa Scart dei tv color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a programmazione matematica nel CAD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RS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a risoluzione numerica di un'equazione ALGEBRICA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CT, T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aser e computer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MM, Cd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a simulazione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a Simulazione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a Simulazione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a Simulazione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117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a Simulazione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137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'Assembler Z80 (1)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'Assembler Z80 (10)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'Assembler Z80 (2)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'Assembler Z80 (3)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'Assembler Z80 (4)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'Assembler Z80 (5)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'Assembler Z80 (6)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10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'Assembler Z80 (7)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'Assembler Z80 (8)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16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'Assembler Z80 (9)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132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aurearsi in informatica: alcuni dati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e basi del Data Base (1)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101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e basi del Data Base (2)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e basi del Data Base (3)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101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e basi del Data Base (4)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121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e basi del Data Base (5)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89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e basi del Data Base (6)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e basi del Data Base (7)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89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e basi del Data Base (8)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06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e basi del Data Base (9)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11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e strutture di dati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67</text:p>
          </table:table-cell>
          <table:table-cell office:value-type="string" calcext:value-type="string">
            <text:p>GC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L'età del LOGO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31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Memoria estesa ed espansa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03</text:p>
          </table:table-cell>
          <table:table-cell office:value-type="string" calcext:value-type="string">
            <text:p>GA, GR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Mente e macchine alcuni appunti di burotica Cognitiv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Othello con il computer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aperino - Pippo - Pluto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arla più Forth (1)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arla più Forth (10)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07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arla più Forth (11)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111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arla più Forth (2)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arla più Forth (3)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arla più Forth (4)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arla più Forth (5)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arla più Forth (6)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10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arla più Forth (7)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91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arla più Forth (8)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arla più Forth (9)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03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ittura elettronica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NFF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Progettazione di procedur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GC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Schede Pertel: un laboratorio con l'APPLE II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Se faccio, capisco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Sorrida prego!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Stampa e matrice a getto d'inchiostro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Siemens Data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Storie al calcolatore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Telematica in pratica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GL, RB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Telematica sommersa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Transputer e OCCAM, un binomio per LA Programmazione parallela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Adp, LM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Un 64 per... controllare il mondo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64</text:p>
          </table:table-cell>
          <table:table-cell office:value-type="string" calcext:value-type="string">
            <text:p>AMAN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Videodisc Engineering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FBo, GRob, MV</text:p>
          </table:table-cell>
        </table:table-row>
        <table:table-row table:style-name="ro1">
          <table:table-cell office:value-type="string" calcext:value-type="string">
            <text:p>TEORIA E CULTURA INFORMATICA</text:p>
          </table:table-cell>
          <table:table-cell office:value-type="string" calcext:value-type="string">
            <text:p>Vivere con i micro: cosa cambia?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TEORIA E PRATICA C-64</text:p>
          </table:table-cell>
          <table:table-cell office:value-type="string" calcext:value-type="string">
            <text:p>16 K di ROM: il Basic e il S.O.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115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PRATICA C-64</text:p>
          </table:table-cell>
          <table:table-cell office:value-type="string" calcext:value-type="string">
            <text:p>Caratteri utente e sprite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ADP, LS</text:p>
          </table:table-cell>
        </table:table-row>
        <table:table-row table:style-name="ro1">
          <table:table-cell office:value-type="string" calcext:value-type="string">
            <text:p>TEORIA E PRATICA C-64</text:p>
          </table:table-cell>
          <table:table-cell office:value-type="string" calcext:value-type="string">
            <text:p>Gestione delle interruzioni (1)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PRATICA C-64</text:p>
          </table:table-cell>
          <table:table-cell office:value-type="string" calcext:value-type="string">
            <text:p>Gestione delle interruzioni (2)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PRATICA C-64</text:p>
          </table:table-cell>
          <table:table-cell office:value-type="string" calcext:value-type="string">
            <text:p>I segreti del disco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113</text:p>
          </table:table-cell>
          <table:table-cell office:value-type="string" calcext:value-type="string">
            <text:p>ADP, LS</text:p>
          </table:table-cell>
        </table:table-row>
        <table:table-row table:style-name="ro1">
          <table:table-cell office:value-type="string" calcext:value-type="string">
            <text:p>TEORIA E PRATICA C-64</text:p>
          </table:table-cell>
          <table:table-cell office:value-type="string" calcext:value-type="string">
            <text:p>L'ADP Basic: (1) 51 nuovi comandi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119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PRATICA C-64</text:p>
          </table:table-cell>
          <table:table-cell office:value-type="string" calcext:value-type="string">
            <text:p>L'ADP Basic: (2)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13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PRATICA C-64</text:p>
          </table:table-cell>
          <table:table-cell office:value-type="string" calcext:value-type="string">
            <text:p>L'ADP Basic: (3) P come Plotter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PRATICA C-64</text:p>
          </table:table-cell>
          <table:table-cell office:value-type="string" calcext:value-type="string">
            <text:p>L'ADP Basic: (4) P come printer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PRATICA C-64</text:p>
          </table:table-cell>
          <table:table-cell office:value-type="string" calcext:value-type="string">
            <text:p>L'ADP Basic: (5) gli ultimi 6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PRATICA C-64</text:p>
          </table:table-cell>
          <table:table-cell office:value-type="string" calcext:value-type="string">
            <text:p>Scrolling fine grafica ad alta risoluzione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ADP, LS</text:p>
          </table:table-cell>
        </table:table-row>
        <table:table-row table:style-name="ro1">
          <table:table-cell office:value-type="string" calcext:value-type="string">
            <text:p>TEORIA E PRATICA C-64</text:p>
          </table:table-cell>
          <table:table-cell office:value-type="string" calcext:value-type="string">
            <text:p>Sintesi musicale e SID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TECNICA</text:p>
          </table:table-cell>
          <table:table-cell office:value-type="string" calcext:value-type="string">
            <text:p>Il trattamento digitale delle immagini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TEORIA E TECNICA</text:p>
          </table:table-cell>
          <table:table-cell office:value-type="string" calcext:value-type="string">
            <text:p>Lo standard PCMCIA: alcuni prodotti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TK!SOLVER</text:p>
          </table:table-cell>
          <table:table-cell office:value-type="string" calcext:value-type="string">
            <text:p>Disegni, liste e tabelle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18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K!SOLVER</text:p>
          </table:table-cell>
          <table:table-cell office:value-type="string" calcext:value-type="string">
            <text:p>Il variable Subsheet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K!SOLVER</text:p>
          </table:table-cell>
          <table:table-cell office:value-type="string" calcext:value-type="string">
            <text:p>La costruzione dei modelli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K!SOLVER</text:p>
          </table:table-cell>
          <table:table-cell office:value-type="string" calcext:value-type="string">
            <text:p>Sviluppo delle equazioni e loro risoluzione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14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K!SOLVER</text:p>
          </table:table-cell>
          <table:table-cell office:value-type="string" calcext:value-type="string">
            <text:p>TK!Solver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47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/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Allocazione di memoria a doppio uso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8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Analisi lessicale dell'input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Ancora sugli errori critici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Carattere che va, carattere che viene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84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Classi per applicazioni MDI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9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Come il DOS comunica con i programmi residenti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Come usare... le istruzioni che mancano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Comunicare con Turbo Vision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96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Comunicare con Windows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315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Controllo del coprocessore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28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Da un demo MDI alla storia di un bug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304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Definizioni e impostazione di una stampante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DPMI 0.9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36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Exec senza limiti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Gestione delle eccezioni (exception handling)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Gestione delle eccezioni in Turbo Pascal 3.0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66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Gestione delle eccezioni in Turbo Pascal 5.x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06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Goto globali, Errori critici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191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Il contesto di un programma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Insiemi e dizionari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357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Installazione di una stampante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84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I TSR e gli interrupt del BIOS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a frame window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9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a procedura Exec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5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a ricezione dei caratteri come evento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352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a sintassi della OOP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a unit TSR al lavoro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3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e classi astratte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30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e collezioni indicizzate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307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e insidie del nodo zero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e sequenze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e strutture di dati della OOP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302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'interrupt dei due mondi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8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iste auto-ordinate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iste Maiuscole e minuscole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Liste sequenziali e concatenate - semplici e doppie...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Matrici dinamiche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Menu e riga di stato in Turbo Vision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403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Metodi statici e metodi virtuali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87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Modo reale e modo protetto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40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Movimento per punti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34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Non solo MS-DOS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82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Object Vision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403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Per qualche controllo in più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Problemi di metodo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225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Procedure e processi iterativi e ricorsivi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Procedure ricorsive per strutture di dati ricorsive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Programmi residenti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204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Qualche considerazione per cominciare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81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Quando in input ci sono nomi di file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Quando si può' attivare un TSR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25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Ribbon e riga di stato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339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Ridirezione dell'I/O - Parametri della riga comando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72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Righe di stato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39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Simulazione di una interfaccia TTY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46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Sintassi e semantica dell'input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Stampanti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319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Start-up di un programma residente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Strutture dl dati ricorsive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Turbo Vision e Object Vision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42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TV-Link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402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Una frame window per applicazioni MIDI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339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Una nuova unit TOOLBAR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86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Una piccola gerarchia di classi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307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Unit tPrint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62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Unit Tprint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34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Uno spooler di stampa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369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Un po' di Editors ed un po' di TVPRINT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362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Un po' di tipi per le stampanti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322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Usando la memoria espansa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65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Uso della Toolbar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9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Utilizzo di una stampante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7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Valori ed indirizzi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89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Visualizzazione di informazioni su una riga di stato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408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ASCAL</text:p>
          </table:table-cell>
          <table:table-cell office:value-type="string" calcext:value-type="string">
            <text:p>W-LINK: un semplice programma di comunicazione per Windows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35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Ancora sulle liste: come e dove si utilizzano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Ancora sulle liste: l'uso dei predicati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Che cosa è un Data Base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Elementi di Prolog (1)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20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Elementi di Prolog (12)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Finestre e gestione dello schermo con Prolog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I componenti di un programma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Il concetto di uguaglianza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21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Il controllo dell'editing sullo schermo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Il Debug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a costruzione di un programma (1)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213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a costruzione di un programma (2)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a manipolazione delle informazioni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7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e connessioni logiche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e liste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e liste, la ricursione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27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e operazioni di I/O (1)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e operazioni di I/O (2)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23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e operazioni di I/O (3)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53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e strutture di dati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2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o sviluppo di un programma (1)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o sviluppo di un programma (2)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o sviluppo di un programma (3)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L'uso delle regole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Prolog e Turbo Prolog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TURBO PROLOG</text:p>
          </table:table-cell>
          <table:table-cell office:value-type="string" calcext:value-type="string">
            <text:p>Stringhe e conversione di tipi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209</text:p>
          </table:table-cell>
          <table:table-cell office:value-type="string" calcext:value-type="string">
            <text:p>RDM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Berkley Software Distribution: anche la storia finisce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Chorus Systèmes, System V goes microkernel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96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Digital Osf/1, L'Unix unificato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66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Hurd non èLinux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La genesi dei sistemi operativi aperti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284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Lavori in corso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Linux is Unix (for free)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308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Mac per il singolo, Notes per il groupware?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Mai dire Unix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10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Oggetti, che passione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02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Open Software Foundation, una strada per sistemi distribuiti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Posix, la prima pietra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06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Purché sia UNIX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Reti geografiche da TCP/IP ad OSI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04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Reti geografiche, il riferimento è OSI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SCO Open Desktop, System V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303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Soluzioni distribuite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02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Sun Solaris: Unix alla luce del sole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System V, l'araba fenice di Unix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65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Unix contro NT, lotta di specifiche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91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Unix for free, Linux &amp; BSD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304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UnixWare, il Destinity di Novell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32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Windows entra in Unix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Windows Friendly, il server di rete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14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UTILITY TOOLS</text:p>
          </table:table-cell>
          <table:table-cell office:value-type="string" calcext:value-type="string">
            <text:p>Conversione esadecimale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UTILITY TOOLS</text:p>
          </table:table-cell>
          <table:table-cell office:value-type="string" calcext:value-type="string">
            <text:p>Foglio di programmazione assembler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114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UTILITY TOOLS</text:p>
          </table:table-cell>
          <table:table-cell office:value-type="string" calcext:value-type="string">
            <text:p>Foglio di programmazione Basic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103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UTILITY TOOLS</text:p>
          </table:table-cell>
          <table:table-cell office:value-type="string" calcext:value-type="string">
            <text:p>Schede per archivio cassette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C64: note per la lettura del generatore di caratteri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112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Flashtape per C64 (1)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Flashtape per C64 (2)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Generatore di caratteri e modifica registri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I caratteri del computer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123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Il 1541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Il 1541: i comandi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Il buffer di tastiera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111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Salviamo lo schermo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107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178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Un file per il video (1)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117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Un file per il video (2)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19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Un maxicarattere sullo schermo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141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Uno sguardo al video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108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Un po' di grafica con il 64 (1)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122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C DA ZERO + 64</text:p>
          </table:table-cell>
          <table:table-cell office:value-type="string" calcext:value-type="string">
            <text:p>Un po' di grafica con il 64 (2)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Altre applicazioni militari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Architettura: dall'analogico verso il digitale per una navigazione nella conoscenza (2)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96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Artificial Reality: l'altra faccia della medaglia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Buon compleanno, videogame!!!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95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Compu-Scene Serie SE: il personal simulator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Controllo di un sistema di telemanipolazione robotica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Dall'analogico verso il digitale per una navigazione nella conoscenza (1)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Immergiamoci nella Realtà Virtuale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2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La città di Giotto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Le applicazioni militari: i simulatori di volo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53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Le Basiliche di San Pietro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Le prime applicazioni scientifiche, la VR ad Imagina '92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01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Ludere otium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Market Report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08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Market Report (1)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Market Report (2)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Market Report (3)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Market Report (4)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288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Market Report (5)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Medicina e realtà virtuale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Pattern Recognition Dinamica (1)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278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Pattern Recognition Dinamica (2)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Realtà virtuale, medicina e neurochirurgia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3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Real-Time Graphics Image Generator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Robot: virtuali, telepresenza e fattori umani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11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Simulatori militari e civili (1)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78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Speciale NASA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60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Stato dell'arte e prospettive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93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Super Virtual Reality Man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Super Virtual Reality Man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83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SUPER Virtual Reality MAN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92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Teleoperazione e interfaccia utente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Un riconoscimento della lingua italiana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87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VIRTUALITALIA Industrie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288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Virtual Reality '92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4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Virtual Reality '94: Conference &amp; Exhibition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64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Virtual Reality International '92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GDS, MS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Antivirus in rete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Calendari, date e scadenze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Come è fatto un programma antivirus (1)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Come è fatto un programma antivirus (2)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Come funziona un antivirus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Come nasce un Virus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08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Computer Underground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62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D-Fence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288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Dr. Solomon's Anti-Virus Toolkit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Guardie e ladri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Ho un virus. Adesso che faccio?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90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Il percorso dell'infezione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01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Il virus benigno: un mito duro a morire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02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L'antivirus che viene dal freddo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68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La protezione antivirus in un sistema informativo...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L'assalto di Odisseo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76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Protezione antivirus: la certezza assoluta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23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Sweep, 855 e altri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298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Thunderbyte Anti Virus Utilities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Tipologie di Virus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275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Un anno di virus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296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Vecchio e nuovo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40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Virus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94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Virus a Edimburgo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Virus anno settimo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91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VIRUSCAN e i suoi colleghi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08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Virus ed altri aggressori informatici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75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Virus in scatola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275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Alcuni movimenti all'interno del programma GUI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4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Anatomia di Windows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0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Ancora MPC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FP, GM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Approfondimenti su Access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5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Approfondimento sulla Lotus Suite 3.0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1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onfigurazione avanzata di Windows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41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sercitazione WinProject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0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Esercitazioni WinWorkgroup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orse non tutti sanno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274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orse non tutti sanno(II)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unzionalità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28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unzionalità trasversali in Windows 3: i menu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35</text:p>
          </table:table-cell>
          <table:table-cell office:value-type="string" calcext:value-type="string">
            <text:p>FP, GC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I Font di Windows: teoria e Pratica (2)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FP, 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Il DataControl di Visual Basic 3.0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1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Il D.D.E.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85</text:p>
          </table:table-cell>
          <table:table-cell office:value-type="string" calcext:value-type="string">
            <text:p>FP, AA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Il DOS di Windows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Il Q+E di Excel 3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6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Il Windows Multimedia: il punto della situazione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FP, GM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I segreti di Windows 3.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22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Le estensioni multimediali di Windows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12</text:p>
          </table:table-cell>
          <table:table-cell office:value-type="string" calcext:value-type="string">
            <text:p>FP, GM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Le Macro di WinWord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323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Le risorse di Windows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26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Le tabelle con i Word Processor per Windows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206</text:p>
          </table:table-cell>
          <table:table-cell office:value-type="string" calcext:value-type="string">
            <text:p>FP, GC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Lezioni di VisualBasic (1)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8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Lezioni di VisualBasic (2)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Lezioni di VisualBasic (3)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Lezioni di VisualBasic (4)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25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Liste di tutti i generi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L'uso dei font (I)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79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L'uso del Visual Basic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30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aledetti PIF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icrosoft Access cenni di programmazione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26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icrosoft Access: i report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7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icrosoft Access: le schede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7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icrosoft Windows 3 Software Develpment Kit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CE, SB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odi MIDI multimediali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30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PIF: funzioni avanzate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90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Primo contributo per un catalogo dei titoli MPC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24</text:p>
          </table:table-cell>
          <table:table-cell office:value-type="string" calcext:value-type="string">
            <text:p>FP, GM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Processi iterativi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3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Programmazione. WinWord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Rimbocchiamoci le maniche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1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Rivalutiamo il MailMerge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Sinergie in casa Windows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FP, GD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oolbook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8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utto Windows minuto per minuto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227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U.A.E.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218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VideoBlaster e Windows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318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inblob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2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indows Light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254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indows, Microsoft e... gli altri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12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inTips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96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in &amp; Tips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192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inTips ed Icone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94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inTips (Multitasking)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86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in tips: Windows hi-res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42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inTop + Tool Book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89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WIN &amp; TIPS</text:p>
          </table:table-cell>
          <table:table-cell office:value-type="string" calcext:value-type="string">
            <text:p>I naufraghi del Win.Ini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289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 &amp; TIPS</text:p>
          </table:table-cell>
          <table:table-cell office:value-type="string" calcext:value-type="string">
            <text:p>I segreti di WinWord 2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78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WIN &amp; TIPS</text:p>
          </table:table-cell>
          <table:table-cell office:value-type="string" calcext:value-type="string">
            <text:p>Velocizziamo Windows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68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Z88</text:p>
          </table:table-cell>
          <table:table-cell office:value-type="string" calcext:value-type="string">
            <text:p>Cambridge Computer Z88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189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Z88</text:p>
          </table:table-cell>
          <table:table-cell office:value-type="string" calcext:value-type="string">
            <text:p>Come trasferire il mondo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142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Z88</text:p>
          </table:table-cell>
          <table:table-cell office:value-type="string" calcext:value-type="string">
            <text:p>Ricambi ed espansioni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Z88</text:p>
          </table:table-cell>
          <table:table-cell office:value-type="string" calcext:value-type="string">
            <text:p>Z88 Telematico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156</text:p>
          </table:table-cell>
          <table:table-cell office:value-type="string" calcext:value-type="string">
            <text:p>MT</text:p>
          </table:table-cell>
        </table:table-row>
        <table:table-row table:style-name="ro1" table:number-rows-repeated="104450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Foglio1.A1:Foglio1.E407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28T19:32:50.649337697</dc:date>
    <meta:editing-duration>PT2M17S</meta:editing-duration>
    <meta:editing-cycles>3</meta:editing-cycles>
    <meta:generator>LibreOffice/7.0.4.2$Linux_X86_64 LibreOffice_project/00$Build-2</meta:generator>
    <meta:document-statistic meta:table-count="1" meta:cell-count="20354" meta:object-count="0"/>
  </office:meta>
</office:document-meta>
</file>